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17AA686DA91CCADA47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3.5833in" fo:margin-left="-0.0007in" fo:margin-top="0in" fo:margin-bottom="0in" table:align="left" style:writing-mode="lr-tb"/>
    </style:style>
    <style:style style:name="Table1.A" style:family="table-column">
      <style:table-column-properties style:column-width="0.8438in"/>
    </style:style>
    <style:style style:name="Table1.B" style:family="table-column">
      <style:table-column-properties style:column-width="2.7389in"/>
    </style:style>
    <style:style style:name="Table1.1" style:family="table-row">
      <style:table-row-properties style:min-row-height="0.3021in" fo:keep-together="auto"/>
    </style:style>
    <style:style style:name="Table1.A1" style:family="table-cell">
      <style:table-cell-properties fo:background-color="#e43b2d" fo:padding-left="0.0049in" fo:padding-right="0.0049in" fo:padding-top="0in" fo:padding-bottom="0in" fo:border="0.75pt solid #000000">
        <style:background-image/>
      </style:table-cell-properties>
    </style:style>
    <style:style style:name="Table1.2" style:family="table-row">
      <style:table-row-properties style:min-row-height="0.3229in" fo:keep-together="auto"/>
    </style:style>
    <style:style style:name="Table1.A2" style:family="table-cell">
      <style:table-cell-properties fo:padding-left="0.0049in" fo:padding-right="0.0049in" fo:padding-top="0in" fo:padding-bottom="0in" fo:border="0.75pt solid #000000"/>
    </style:style>
    <style:style style:name="Table1.B2" style:family="table-cell">
      <style:table-cell-properties fo:padding-left="0.0049in" fo:padding-right="0.0049in" fo:padding-top="0in" fo:padding-bottom="0in" fo:border="0.75pt solid #000000"/>
    </style:style>
    <style:style style:name="Table1.A3" style:family="table-cell">
      <style:table-cell-properties fo:padding-left="0.0049in" fo:padding-right="0.0049in" fo:padding-top="0in" fo:padding-bottom="0in" fo:border="0.75pt solid #000000"/>
    </style:style>
    <style:style style:name="Table1.B3" style:family="table-cell">
      <style:table-cell-properties fo:padding-left="0.0049in" fo:padding-right="0.0049in" fo:padding-top="0in" fo:padding-bottom="0in" fo:border="0.75pt solid #000000"/>
    </style:style>
    <style:style style:name="Table1.A4" style:family="table-cell">
      <style:table-cell-properties fo:padding-left="0.0049in" fo:padding-right="0.0049in" fo:padding-top="0in" fo:padding-bottom="0in" fo:border="0.75pt solid #000000"/>
    </style:style>
    <style:style style:name="Table1.B4" style:family="table-cell">
      <style:table-cell-properties fo:padding-left="0.0049in" fo:padding-right="0.0049in" fo:padding-top="0in" fo:padding-bottom="0in" fo:border="0.75pt solid #000000"/>
    </style:style>
    <style:style style:name="Table1.A5" style:family="table-cell">
      <style:table-cell-properties fo:padding-left="0.0049in" fo:padding-right="0.0049in" fo:padding-top="0in" fo:padding-bottom="0in" fo:border="0.75pt solid #000000"/>
    </style:style>
    <style:style style:name="Table1.B5" style:family="table-cell">
      <style:table-cell-properties fo:padding-left="0.0049in" fo:padding-right="0.0049in" fo:padding-top="0in" fo:padding-bottom="0in" fo:border="0.75pt solid #000000"/>
    </style:style>
    <style:style style:name="Table1.A6" style:family="table-cell">
      <style:table-cell-properties fo:padding-left="0.0049in" fo:padding-right="0.0049in" fo:padding-top="0in" fo:padding-bottom="0in" fo:border="0.75pt solid #000000"/>
    </style:style>
    <style:style style:name="Table1.B6" style:family="table-cell">
      <style:table-cell-properties fo:padding-left="0.0049in" fo:padding-right="0.0049in" fo:padding-top="0in" fo:padding-bottom="0in" fo:border="0.75pt solid #000000"/>
    </style:style>
    <style:style style:name="Table1.A7" style:family="table-cell">
      <style:table-cell-properties fo:padding-left="0.0049in" fo:padding-right="0.0049in" fo:padding-top="0in" fo:padding-bottom="0in" fo:border="0.75pt solid #000000"/>
    </style:style>
    <style:style style:name="Table1.B7" style:family="table-cell">
      <style:table-cell-properties fo:padding-left="0.0049in" fo:padding-right="0.0049in" fo:padding-top="0in" fo:padding-bottom="0in" fo:border="0.75pt solid #000000"/>
    </style:style>
    <style:style style:name="Table1.8" style:family="table-row">
      <style:table-row-properties style:min-row-height="0.3125in" fo:keep-together="auto"/>
    </style:style>
    <style:style style:name="Table1.A9" style:family="table-cell">
      <style:table-cell-properties fo:padding-left="0.0049in" fo:padding-right="0.0049in" fo:padding-top="0in" fo:padding-bottom="0in" fo:border="0.75pt solid #000000"/>
    </style:style>
    <style:style style:name="Table1.B9" style:family="table-cell">
      <style:table-cell-properties fo:padding-left="0.0049in" fo:padding-right="0.0049in" fo:padding-top="0in" fo:padding-bottom="0in" fo:border="0.75pt solid #000000"/>
    </style:style>
    <style:style style:name="Table1.A10" style:family="table-cell">
      <style:table-cell-properties fo:padding-left="0.0049in" fo:padding-right="0.0049in" fo:padding-top="0in" fo:padding-bottom="0in" fo:border="0.75pt solid #000000"/>
    </style:style>
    <style:style style:name="Table1.B10" style:family="table-cell">
      <style:table-cell-properties fo:padding-left="0.0049in" fo:padding-right="0.0049in" fo:padding-top="0in" fo:padding-bottom="0in" fo:border="0.75pt solid #000000"/>
    </style:style>
    <style:style style:name="Table1.11" style:family="table-row">
      <style:table-row-properties style:min-row-height="0.5in" fo:keep-together="auto"/>
    </style:style>
    <style:style style:name="Table1.A11" style:family="table-cell">
      <style:table-cell-properties fo:padding-left="0.0049in" fo:padding-right="0.0049in" fo:padding-top="0in" fo:padding-bottom="0in" fo:border="0.75pt solid #000000"/>
    </style:style>
    <style:style style:name="Table1.B11" style:family="table-cell">
      <style:table-cell-properties fo:padding-left="0.0049in" fo:padding-right="0.0049in" fo:padding-top="0in" fo:padding-bottom="0in" fo:border="0.75pt solid #000000"/>
    </style:style>
    <style:style style:name="Table1.A13" style:family="table-cell">
      <style:table-cell-properties fo:padding-left="0.0049in" fo:padding-right="0.0049in" fo:padding-top="0in" fo:padding-bottom="0in" fo:border="0.75pt solid #000000"/>
    </style:style>
    <style:style style:name="Table1.B13" style:family="table-cell">
      <style:table-cell-properties fo:padding-left="0.0049in" fo:padding-right="0.0049in" fo:padding-top="0in" fo:padding-bottom="0in" fo:border="0.75pt solid #000000"/>
    </style:style>
    <style:style style:name="Table1.A14" style:family="table-cell">
      <style:table-cell-properties fo:padding-left="0.0049in" fo:padding-right="0.0049in" fo:padding-top="0in" fo:padding-bottom="0in" fo:border="0.75pt solid #000000"/>
    </style:style>
    <style:style style:name="Table1.B14" style:family="table-cell">
      <style:table-cell-properties fo:padding-left="0.0049in" fo:padding-right="0.0049in" fo:padding-top="0in" fo:padding-bottom="0in" fo:border="0.75pt solid #000000"/>
    </style:style>
    <style:style style:name="Table1.A15" style:family="table-cell">
      <style:table-cell-properties fo:padding-left="0.0049in" fo:padding-right="0.0049in" fo:padding-top="0in" fo:padding-bottom="0in" fo:border="0.75pt solid #000000"/>
    </style:style>
    <style:style style:name="Table1.B15" style:family="table-cell">
      <style:table-cell-properties fo:padding-left="0.0049in" fo:padding-right="0.0049in" fo:padding-top="0in" fo:padding-bottom="0in" fo:border="0.75pt solid #000000"/>
    </style:style>
    <style:style style:name="Table1.A16" style:family="table-cell">
      <style:table-cell-properties fo:padding-left="0.0049in" fo:padding-right="0.0049in" fo:padding-top="0in" fo:padding-bottom="0in" fo:border="0.75pt solid #000000"/>
    </style:style>
    <style:style style:name="Table1.B16" style:family="table-cell">
      <style:table-cell-properties fo:padding-left="0.0049in" fo:padding-right="0.0049in" fo:padding-top="0in" fo:padding-bottom="0in" fo:border="0.75pt solid #000000"/>
    </style:style>
    <style:style style:name="Table1.A17" style:family="table-cell">
      <style:table-cell-properties fo:padding-left="0.0049in" fo:padding-right="0.0049in" fo:padding-top="0in" fo:padding-bottom="0in" fo:border="0.75pt solid #000000"/>
    </style:style>
    <style:style style:name="Table1.B17" style:family="table-cell">
      <style:table-cell-properties fo:padding-left="0.0049in" fo:padding-right="0.0049in" fo:padding-top="0in" fo:padding-bottom="0in" fo:border="0.75pt solid #000000"/>
    </style:style>
    <style:style style:name="Table1.A18" style:family="table-cell">
      <style:table-cell-properties fo:padding-left="0.0049in" fo:padding-right="0.0049in" fo:padding-top="0in" fo:padding-bottom="0in" fo:border="0.75pt solid #000000"/>
    </style:style>
    <style:style style:name="Table1.B18" style:family="table-cell">
      <style:table-cell-properties fo:padding-left="0.0049in" fo:padding-right="0.0049in" fo:padding-top="0in" fo:padding-bottom="0in" fo:border="0.75pt solid #000000"/>
    </style:style>
    <style:style style:name="Table1.A20" style:family="table-cell">
      <style:table-cell-properties fo:padding-left="0.0049in" fo:padding-right="0.0049in" fo:padding-top="0in" fo:padding-bottom="0in" fo:border="0.75pt solid #000000"/>
    </style:style>
    <style:style style:name="Table1.B20" style:family="table-cell">
      <style:table-cell-properties fo:padding-left="0.0049in" fo:padding-right="0.0049in" fo:padding-top="0in" fo:padding-bottom="0in" fo:border="0.75pt solid #000000"/>
    </style:style>
    <style:style style:name="Table1.A21" style:family="table-cell">
      <style:table-cell-properties fo:padding-left="0.0049in" fo:padding-right="0.0049in" fo:padding-top="0in" fo:padding-bottom="0in" fo:border="0.75pt solid #000000"/>
    </style:style>
    <style:style style:name="Table1.B21" style:family="table-cell">
      <style:table-cell-properties fo:padding-left="0.0049in" fo:padding-right="0.0049in" fo:padding-top="0in" fo:padding-bottom="0in" fo:border="0.75pt solid #000000"/>
    </style:style>
    <style:style style:name="Table1.A22" style:family="table-cell">
      <style:table-cell-properties fo:padding-left="0.0049in" fo:padding-right="0.0049in" fo:padding-top="0in" fo:padding-bottom="0in" fo:border="0.75pt solid #000000"/>
    </style:style>
    <style:style style:name="Table1.B22" style:family="table-cell">
      <style:table-cell-properties fo:padding-left="0.0049in" fo:padding-right="0.0049in" fo:padding-top="0in" fo:padding-bottom="0in" fo:border="0.75pt solid #000000"/>
    </style:style>
    <style:style style:name="Table1.A23" style:family="table-cell">
      <style:table-cell-properties fo:padding-left="0.0049in" fo:padding-right="0.0049in" fo:padding-top="0in" fo:padding-bottom="0in" fo:border="0.75pt solid #000000"/>
    </style:style>
    <style:style style:name="Table1.B23" style:family="table-cell">
      <style:table-cell-properties fo:padding-left="0.0049in" fo:padding-right="0.0049in" fo:padding-top="0in" fo:padding-bottom="0in" fo:border="0.75pt solid #000000"/>
    </style:style>
    <style:style style:name="Table1.A24" style:family="table-cell">
      <style:table-cell-properties fo:padding-left="0.0049in" fo:padding-right="0.0049in" fo:padding-top="0in" fo:padding-bottom="0in" fo:border="0.75pt solid #000000"/>
    </style:style>
    <style:style style:name="Table1.B24" style:family="table-cell">
      <style:table-cell-properties fo:padding-left="0.0049in" fo:padding-right="0.0049in" fo:padding-top="0in" fo:padding-bottom="0in" fo:border="0.75pt solid #000000"/>
    </style:style>
    <style:style style:name="Table2" style:family="table">
      <style:table-properties style:width="3.5833in" fo:margin-left="-0.0007in" fo:margin-top="0in" fo:margin-bottom="0in" table:align="left" style:writing-mode="lr-tb"/>
    </style:style>
    <style:style style:name="Table2.A" style:family="table-column">
      <style:table-column-properties style:column-width="0.8438in"/>
    </style:style>
    <style:style style:name="Table2.B" style:family="table-column">
      <style:table-column-properties style:column-width="2.7389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#e43b2d" fo:padding-left="0.0049in" fo:padding-right="0.0049in" fo:padding-top="0in" fo:padding-bottom="0in" fo:border="0.75pt solid #000000">
        <style:background-image/>
      </style:table-cell-properties>
    </style:style>
    <style:style style:name="Table2.2" style:family="table-row">
      <style:table-row-properties style:min-row-height="0.3229in" fo:keep-together="auto"/>
    </style:style>
    <style:style style:name="Table2.A2" style:family="table-cell">
      <style:table-cell-properties fo:padding-left="0.0049in" fo:padding-right="0.0049in" fo:padding-top="0in" fo:padding-bottom="0in" fo:border="0.75pt solid #000000"/>
    </style:style>
    <style:style style:name="Table2.B2" style:family="table-cell">
      <style:table-cell-properties fo:padding-left="0.0049in" fo:padding-right="0.0049in" fo:padding-top="0in" fo:padding-bottom="0in" fo:border="0.75pt solid #000000"/>
    </style:style>
    <style:style style:name="Table2.A3" style:family="table-cell">
      <style:table-cell-properties fo:padding-left="0.0049in" fo:padding-right="0.0049in" fo:padding-top="0in" fo:padding-bottom="0in" fo:border="0.75pt solid #000000"/>
    </style:style>
    <style:style style:name="Table2.B3" style:family="table-cell">
      <style:table-cell-properties fo:padding-left="0.0049in" fo:padding-right="0.0049in" fo:padding-top="0in" fo:padding-bottom="0in" fo:border="0.75pt solid #000000"/>
    </style:style>
    <style:style style:name="Table2.A4" style:family="table-cell">
      <style:table-cell-properties fo:padding-left="0.0049in" fo:padding-right="0.0049in" fo:padding-top="0in" fo:padding-bottom="0in" fo:border="0.75pt solid #000000"/>
    </style:style>
    <style:style style:name="Table2.B4" style:family="table-cell">
      <style:table-cell-properties fo:padding-left="0.0049in" fo:padding-right="0.0049in" fo:padding-top="0in" fo:padding-bottom="0in" fo:border="0.75pt solid #000000"/>
    </style:style>
    <style:style style:name="Table2.A5" style:family="table-cell">
      <style:table-cell-properties fo:padding-left="0.0049in" fo:padding-right="0.0049in" fo:padding-top="0in" fo:padding-bottom="0in" fo:border="0.75pt solid #000000"/>
    </style:style>
    <style:style style:name="Table2.B5" style:family="table-cell">
      <style:table-cell-properties fo:padding-left="0.0049in" fo:padding-right="0.0049in" fo:padding-top="0in" fo:padding-bottom="0in" fo:border="0.75pt solid #000000"/>
    </style:style>
    <style:style style:name="Table2.6" style:family="table-row">
      <style:table-row-properties style:min-row-height="0.4375in" fo:keep-together="auto"/>
    </style:style>
    <style:style style:name="Table2.A6" style:family="table-cell">
      <style:table-cell-properties fo:padding-left="0.0049in" fo:padding-right="0.0049in" fo:padding-top="0in" fo:padding-bottom="0in" fo:border="0.75pt solid #000000"/>
    </style:style>
    <style:style style:name="Table2.B6" style:family="table-cell">
      <style:table-cell-properties fo:padding-left="0.0049in" fo:padding-right="0.0049in" fo:padding-top="0in" fo:padding-bottom="0in" fo:border="0.75pt solid #000000"/>
    </style:style>
    <style:style style:name="Table2.A7" style:family="table-cell">
      <style:table-cell-properties fo:padding-left="0.0049in" fo:padding-right="0.0049in" fo:padding-top="0in" fo:padding-bottom="0in" fo:border="0.75pt solid #000000"/>
    </style:style>
    <style:style style:name="Table2.B7" style:family="table-cell">
      <style:table-cell-properties fo:padding-left="0.0049in" fo:padding-right="0.0049in" fo:padding-top="0in" fo:padding-bottom="0in" fo:border="0.75pt solid #000000"/>
    </style:style>
    <style:style style:name="Table2.A8" style:family="table-cell">
      <style:table-cell-properties fo:padding-left="0.0049in" fo:padding-right="0.0049in" fo:padding-top="0in" fo:padding-bottom="0in" fo:border="0.75pt solid #000000"/>
    </style:style>
    <style:style style:name="Table2.B8" style:family="table-cell">
      <style:table-cell-properties fo:padding-left="0.0049in" fo:padding-right="0.0049in" fo:padding-top="0in" fo:padding-bottom="0in" fo:border="0.75pt solid #000000"/>
    </style:style>
    <style:style style:name="Table2.A9" style:family="table-cell">
      <style:table-cell-properties fo:padding-left="0.0049in" fo:padding-right="0.0049in" fo:padding-top="0in" fo:padding-bottom="0in" fo:border="0.75pt solid #000000"/>
    </style:style>
    <style:style style:name="Table2.B9" style:family="table-cell">
      <style:table-cell-properties fo:padding-left="0.0049in" fo:padding-right="0.0049in" fo:padding-top="0in" fo:padding-bottom="0in" fo:border="0.75pt solid #000000"/>
    </style:style>
    <style:style style:name="Table2.A10" style:family="table-cell">
      <style:table-cell-properties fo:padding-left="0.0049in" fo:padding-right="0.0049in" fo:padding-top="0in" fo:padding-bottom="0in" fo:border="0.75pt solid #000000"/>
    </style:style>
    <style:style style:name="Table2.B10" style:family="table-cell">
      <style:table-cell-properties fo:padding-left="0.0049in" fo:padding-right="0.0049in" fo:padding-top="0in" fo:padding-bottom="0in" fo:border="0.75pt solid #000000"/>
    </style:style>
    <style:style style:name="Table2.A11" style:family="table-cell">
      <style:table-cell-properties fo:padding-left="0.0049in" fo:padding-right="0.0049in" fo:padding-top="0in" fo:padding-bottom="0in" fo:border="0.75pt solid #000000"/>
    </style:style>
    <style:style style:name="Table2.B11" style:family="table-cell">
      <style:table-cell-properties fo:padding-left="0.0049in" fo:padding-right="0.0049in" fo:padding-top="0in" fo:padding-bottom="0in" fo:border="0.75pt solid #000000"/>
    </style:style>
    <style:style style:name="Table2.A13" style:family="table-cell">
      <style:table-cell-properties fo:padding-left="0.0049in" fo:padding-right="0.0049in" fo:padding-top="0in" fo:padding-bottom="0in" fo:border="0.75pt solid #000000"/>
    </style:style>
    <style:style style:name="Table2.B13" style:family="table-cell">
      <style:table-cell-properties fo:padding-left="0.0049in" fo:padding-right="0.0049in" fo:padding-top="0in" fo:padding-bottom="0in" fo:border="0.75pt solid #000000"/>
    </style:style>
    <style:style style:name="Table2.A14" style:family="table-cell">
      <style:table-cell-properties fo:padding-left="0.0049in" fo:padding-right="0.0049in" fo:padding-top="0in" fo:padding-bottom="0in" fo:border="0.75pt solid #000000"/>
    </style:style>
    <style:style style:name="Table2.B14" style:family="table-cell">
      <style:table-cell-properties fo:padding-left="0.0049in" fo:padding-right="0.0049in" fo:padding-top="0in" fo:padding-bottom="0in" fo:border="0.75pt solid #000000"/>
    </style:style>
    <style:style style:name="Table2.15" style:family="table-row">
      <style:table-row-properties style:min-row-height="0.5in" fo:keep-together="auto"/>
    </style:style>
    <style:style style:name="Table2.A15" style:family="table-cell">
      <style:table-cell-properties fo:padding-left="0.0049in" fo:padding-right="0.0049in" fo:padding-top="0in" fo:padding-bottom="0in" fo:border="0.75pt solid #000000"/>
    </style:style>
    <style:style style:name="Table2.B15" style:family="table-cell">
      <style:table-cell-properties fo:padding-left="0.0049in" fo:padding-right="0.0049in" fo:padding-top="0in" fo:padding-bottom="0in" fo:border="0.75pt solid #000000"/>
    </style:style>
    <style:style style:name="Table2.A16" style:family="table-cell">
      <style:table-cell-properties fo:padding-left="0.0049in" fo:padding-right="0.0049in" fo:padding-top="0in" fo:padding-bottom="0in" fo:border="0.75pt solid #000000"/>
    </style:style>
    <style:style style:name="Table2.B16" style:family="table-cell">
      <style:table-cell-properties fo:padding-left="0.0049in" fo:padding-right="0.0049in" fo:padding-top="0in" fo:padding-bottom="0in" fo:border="0.75pt solid #000000"/>
    </style:style>
    <style:style style:name="Table2.A17" style:family="table-cell">
      <style:table-cell-properties fo:padding-left="0.0049in" fo:padding-right="0.0049in" fo:padding-top="0in" fo:padding-bottom="0in" fo:border="0.75pt solid #000000"/>
    </style:style>
    <style:style style:name="Table2.B17" style:family="table-cell">
      <style:table-cell-properties fo:padding-left="0.0049in" fo:padding-right="0.0049in" fo:padding-top="0in" fo:padding-bottom="0in" fo:border="0.75pt solid #000000"/>
    </style:style>
    <style:style style:name="Table2.A18" style:family="table-cell">
      <style:table-cell-properties fo:padding-left="0.0049in" fo:padding-right="0.0049in" fo:padding-top="0in" fo:padding-bottom="0in" fo:border="0.75pt solid #000000"/>
    </style:style>
    <style:style style:name="Table2.B18" style:family="table-cell">
      <style:table-cell-properties fo:padding-left="0.0049in" fo:padding-right="0.0049in" fo:padding-top="0in" fo:padding-bottom="0in" fo:border="0.75pt solid #000000"/>
    </style:style>
    <style:style style:name="Table2.A19" style:family="table-cell">
      <style:table-cell-properties fo:padding-left="0.0049in" fo:padding-right="0.0049in" fo:padding-top="0in" fo:padding-bottom="0in" fo:border="0.75pt solid #000000"/>
    </style:style>
    <style:style style:name="Table2.B19" style:family="table-cell">
      <style:table-cell-properties fo:padding-left="0.0049in" fo:padding-right="0.0049in" fo:padding-top="0in" fo:padding-bottom="0in" fo:border="0.75pt solid #000000"/>
    </style:style>
    <style:style style:name="Table2.A20" style:family="table-cell">
      <style:table-cell-properties fo:padding-left="0.0049in" fo:padding-right="0.0049in" fo:padding-top="0in" fo:padding-bottom="0in" fo:border="0.75pt solid #000000"/>
    </style:style>
    <style:style style:name="Table2.B20" style:family="table-cell">
      <style:table-cell-properties fo:padding-left="0.0049in" fo:padding-right="0.0049in" fo:padding-top="0in" fo:padding-bottom="0in" fo:border="0.75pt solid #000000"/>
    </style:style>
    <style:style style:name="Table2.A21" style:family="table-cell">
      <style:table-cell-properties fo:padding-left="0.0049in" fo:padding-right="0.0049in" fo:padding-top="0in" fo:padding-bottom="0in" fo:border="0.75pt solid #000000"/>
    </style:style>
    <style:style style:name="Table2.B21" style:family="table-cell">
      <style:table-cell-properties fo:padding-left="0.0049in" fo:padding-right="0.0049in" fo:padding-top="0in" fo:padding-bottom="0in" fo:border="0.75pt solid #000000"/>
    </style:style>
    <style:style style:name="Table2.A22" style:family="table-cell">
      <style:table-cell-properties fo:padding-left="0.0049in" fo:padding-right="0.0049in" fo:padding-top="0in" fo:padding-bottom="0in" fo:border="0.75pt solid #000000"/>
    </style:style>
    <style:style style:name="Table2.B22" style:family="table-cell">
      <style:table-cell-properties fo:padding-left="0.0049in" fo:padding-right="0.0049in" fo:padding-top="0in" fo:padding-bottom="0in" fo:border="0.75pt solid #000000"/>
    </style:style>
    <style:style style:name="Table3" style:family="table">
      <style:table-properties style:width="3.5833in" fo:margin-left="-0.0007in" fo:margin-top="0in" fo:margin-bottom="0in" table:align="left" style:writing-mode="lr-tb"/>
    </style:style>
    <style:style style:name="Table3.A" style:family="table-column">
      <style:table-column-properties style:column-width="0.8438in"/>
    </style:style>
    <style:style style:name="Table3.B" style:family="table-column">
      <style:table-column-properties style:column-width="2.7389in"/>
    </style:style>
    <style:style style:name="Table3.1" style:family="table-row">
      <style:table-row-properties style:min-row-height="0.3021in" fo:keep-together="auto"/>
    </style:style>
    <style:style style:name="Table3.A1" style:family="table-cell">
      <style:table-cell-properties fo:background-color="#e43b2d" fo:padding-left="0.0049in" fo:padding-right="0.0049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3229in" fo:keep-together="auto"/>
    </style:style>
    <style:style style:name="Table3.A2" style:family="table-cell">
      <style:table-cell-properties fo:padding-left="0.0049in" fo:padding-right="0.0049in" fo:padding-top="0in" fo:padding-bottom="0in" fo:border="0.75pt solid #000000"/>
    </style:style>
    <style:style style:name="Table3.B2" style:family="table-cell">
      <style:table-cell-properties fo:padding-left="0.0049in" fo:padding-right="0.0049in" fo:padding-top="0in" fo:padding-bottom="0in" fo:border="0.75pt solid #000000"/>
    </style:style>
    <style:style style:name="Table3.A3" style:family="table-cell">
      <style:table-cell-properties fo:padding-left="0.0049in" fo:padding-right="0.0049in" fo:padding-top="0in" fo:padding-bottom="0in" fo:border="0.75pt solid #000000"/>
    </style:style>
    <style:style style:name="Table3.B3" style:family="table-cell">
      <style:table-cell-properties fo:padding-left="0.0049in" fo:padding-right="0.0049in" fo:padding-top="0in" fo:padding-bottom="0in" fo:border="0.75pt solid #000000"/>
    </style:style>
    <style:style style:name="Table3.A4" style:family="table-cell">
      <style:table-cell-properties fo:padding-left="0.0049in" fo:padding-right="0.0049in" fo:padding-top="0in" fo:padding-bottom="0in" fo:border="0.75pt solid #000000"/>
    </style:style>
    <style:style style:name="Table3.B4" style:family="table-cell">
      <style:table-cell-properties fo:padding-left="0.0049in" fo:padding-right="0.0049in" fo:padding-top="0in" fo:padding-bottom="0in" fo:border="0.75pt solid #000000"/>
    </style:style>
    <style:style style:name="Table3.A5" style:family="table-cell">
      <style:table-cell-properties fo:padding-left="0.0049in" fo:padding-right="0.0049in" fo:padding-top="0in" fo:padding-bottom="0in" fo:border="0.75pt solid #000000"/>
    </style:style>
    <style:style style:name="Table3.B5" style:family="table-cell">
      <style:table-cell-properties fo:padding-left="0.0049in" fo:padding-right="0.0049in" fo:padding-top="0in" fo:padding-bottom="0in" fo:border="0.75pt solid #000000"/>
    </style:style>
    <style:style style:name="Table3.A6" style:family="table-cell">
      <style:table-cell-properties fo:padding-left="0.0049in" fo:padding-right="0.0049in" fo:padding-top="0in" fo:padding-bottom="0in" fo:border="0.75pt solid #000000"/>
    </style:style>
    <style:style style:name="Table3.B6" style:family="table-cell">
      <style:table-cell-properties fo:padding-left="0.0049in" fo:padding-right="0.0049in" fo:padding-top="0in" fo:padding-bottom="0in" fo:border="0.75pt solid #000000"/>
    </style:style>
    <style:style style:name="Table4" style:family="table">
      <style:table-properties style:width="3.5938in" fo:margin-left="-0.0007in" fo:margin-top="0in" fo:margin-bottom="0in" table:align="left" style:writing-mode="lr-tb"/>
    </style:style>
    <style:style style:name="Table4.A" style:family="table-column">
      <style:table-column-properties style:column-width="0.8646in"/>
    </style:style>
    <style:style style:name="Table4.B" style:family="table-column">
      <style:table-column-properties style:column-width="2.7285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fo:background-color="#e43b2d" fo:padding-left="0.0049in" fo:padding-right="0.0049in" fo:padding-top="0in" fo:padding-bottom="0in" fo:border="0.75pt solid #000000">
        <style:background-image/>
      </style:table-cell-properties>
    </style:style>
    <style:style style:name="Table4.2" style:family="table-row">
      <style:table-row-properties style:min-row-height="0.3229in" fo:keep-together="auto"/>
    </style:style>
    <style:style style:name="Table4.A2" style:family="table-cell">
      <style:table-cell-properties fo:padding-left="0.0049in" fo:padding-right="0.0049in" fo:padding-top="0in" fo:padding-bottom="0in" fo:border="0.75pt solid #000000"/>
    </style:style>
    <style:style style:name="Table4.B2" style:family="table-cell">
      <style:table-cell-properties fo:padding-left="0.0049in" fo:padding-right="0.0049in" fo:padding-top="0in" fo:padding-bottom="0in" fo:border="0.75pt solid #000000"/>
    </style:style>
    <style:style style:name="Table4.A3" style:family="table-cell">
      <style:table-cell-properties fo:padding-left="0.0049in" fo:padding-right="0.0049in" fo:padding-top="0in" fo:padding-bottom="0in" fo:border="0.75pt solid #000000"/>
    </style:style>
    <style:style style:name="Table4.B3" style:family="table-cell">
      <style:table-cell-properties fo:padding-left="0.0049in" fo:padding-right="0.0049in" fo:padding-top="0in" fo:padding-bottom="0in" fo:border="0.75pt solid #000000"/>
    </style:style>
    <style:style style:name="Table4.A4" style:family="table-cell">
      <style:table-cell-properties fo:padding-left="0.0049in" fo:padding-right="0.0049in" fo:padding-top="0in" fo:padding-bottom="0in" fo:border="0.75pt solid #000000"/>
    </style:style>
    <style:style style:name="Table4.B4" style:family="table-cell">
      <style:table-cell-properties fo:padding-left="0.0049in" fo:padding-right="0.0049in" fo:padding-top="0in" fo:padding-bottom="0in" fo:border="0.75pt solid #000000"/>
    </style:style>
    <style:style style:name="Table4.A5" style:family="table-cell">
      <style:table-cell-properties fo:padding-left="0.0049in" fo:padding-right="0.0049in" fo:padding-top="0in" fo:padding-bottom="0in" fo:border="0.75pt solid #000000"/>
    </style:style>
    <style:style style:name="Table4.B5" style:family="table-cell">
      <style:table-cell-properties fo:padding-left="0.0049in" fo:padding-right="0.0049in" fo:padding-top="0in" fo:padding-bottom="0in" fo:border="0.75pt solid #000000"/>
    </style:style>
    <style:style style:name="Table4.A6" style:family="table-cell">
      <style:table-cell-properties fo:padding-left="0.0049in" fo:padding-right="0.0049in" fo:padding-top="0in" fo:padding-bottom="0in" fo:border="0.75pt solid #000000"/>
    </style:style>
    <style:style style:name="Table4.B6" style:family="table-cell">
      <style:table-cell-properties fo:padding-left="0.0049in" fo:padding-right="0.0049in" fo:padding-top="0in" fo:padding-bottom="0in" fo:border="0.75pt solid #000000"/>
    </style:style>
    <style:style style:name="Table4.A7" style:family="table-cell">
      <style:table-cell-properties fo:padding-left="0.0049in" fo:padding-right="0.0049in" fo:padding-top="0in" fo:padding-bottom="0in" fo:border="0.75pt solid #000000"/>
    </style:style>
    <style:style style:name="Table4.B7" style:family="table-cell">
      <style:table-cell-properties fo:padding-left="0.0049in" fo:padding-right="0.0049in" fo:padding-top="0in" fo:padding-bottom="0in" fo:border="0.75pt solid #000000"/>
    </style:style>
    <style:style style:name="Table4.A8" style:family="table-cell">
      <style:table-cell-properties fo:padding-left="0.0049in" fo:padding-right="0.0049in" fo:padding-top="0in" fo:padding-bottom="0in" fo:border="0.75pt solid #000000"/>
    </style:style>
    <style:style style:name="Table4.B8" style:family="table-cell">
      <style:table-cell-properties fo:padding-left="0.0049in" fo:padding-right="0.0049in" fo:padding-top="0in" fo:padding-bottom="0in" fo:border="0.75pt solid #000000"/>
    </style:style>
    <style:style style:name="P1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2" style:family="paragraph" style:parent-style-name="Frame_20_contents">
      <style:paragraph-properties fo:margin-left="0.0138in" fo:margin-right="0in" fo:margin-top="0.0098in" fo:margin-bottom="0in" style:contextual-spacing="false" fo:text-align="start" style:justify-single-word="false" fo:text-indent="0in" style:auto-text-indent="false"/>
    </style:style>
    <style:style style:name="P3" style:family="paragraph" style:parent-style-name="Standard">
      <style:paragraph-properties fo:margin-left="0.1563in" fo:margin-right="0in" fo:line-height="100%" fo:text-indent="0in" style:auto-text-indent="false">
        <style:tab-stops>
          <style:tab-stop style:position="3.9063in"/>
        </style:tab-stops>
      </style:paragraph-properties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10pt" fo:font-style="italic" style:font-size-asian="10pt" style:font-style-asian="italic"/>
    </style:style>
    <style:style style:name="P5" style:family="paragraph" style:parent-style-name="Standard">
      <style:paragraph-properties fo:margin-top="0.0028in" fo:margin-bottom="0in" style:contextual-spacing="false" fo:line-height="100%"/>
      <style:text-properties fo:font-size="10pt" fo:font-style="italic" style:font-size-asian="10pt" style:font-style-asian="italic"/>
    </style:style>
    <style:style style:name="P6" style:family="paragraph" style:parent-style-name="Standard" style:master-page-name="Converted1">
      <style:paragraph-properties fo:margin-top="0.002in" fo:margin-bottom="0.0008in" style:contextual-spacing="false" fo:line-height="100%" style:page-number="auto"/>
      <style:text-properties fo:font-size="14pt" fo:font-style="italic" style:font-size-asian="14pt" style:font-style-asian="italic"/>
    </style:style>
    <style:style style:name="P7" style:family="paragraph" style:parent-style-name="Table_20_Paragraph">
      <style:paragraph-properties fo:margin-left="0.0465in" fo:margin-right="0in" fo:margin-top="0.0547in" fo:margin-bottom="0in" style:contextual-spacing="false" fo:orphans="0" fo:widows="0" fo:text-indent="0in" style:auto-text-indent="false"/>
    </style:style>
    <style:style style:name="P8" style:family="paragraph" style:parent-style-name="Table_20_Paragraph">
      <style:paragraph-properties fo:orphans="0" fo:widows="0"/>
    </style:style>
    <style:style style:name="P9" style:family="paragraph" style:parent-style-name="Table_20_Paragraph">
      <style:paragraph-properties fo:margin-top="0.0756in" fo:margin-bottom="0in" style:contextual-spacing="false" fo:orphans="0" fo:widows="0"/>
    </style:style>
    <style:style style:name="P10" style:family="paragraph" style:parent-style-name="Table_20_Paragraph">
      <style:paragraph-properties fo:margin-left="0.0882in" fo:margin-right="0in" fo:margin-top="0.0756in" fo:margin-bottom="0in" style:contextual-spacing="false" fo:orphans="0" fo:widows="0" fo:text-indent="0in" style:auto-text-indent="false"/>
    </style:style>
    <style:style style:name="P11" style:family="paragraph" style:parent-style-name="Table_20_Paragraph">
      <style:paragraph-properties fo:margin-left="0.0882in" fo:margin-right="0in" fo:orphans="0" fo:widows="0" fo:text-indent="0in" style:auto-text-indent="false"/>
    </style:style>
    <style:style style:name="P12" style:family="paragraph" style:parent-style-name="Table_20_Paragraph">
      <style:paragraph-properties fo:margin-left="0.0673in" fo:margin-right="0.1689in" fo:line-height="115%" fo:orphans="0" fo:widows="0" fo:text-indent="0in" style:auto-text-indent="false"/>
    </style:style>
    <style:style style:name="P13" style:family="paragraph" style:parent-style-name="Table_20_Paragraph">
      <style:paragraph-properties fo:margin-left="0.0673in" fo:margin-right="0.3264in" fo:margin-top="0.0835in" fo:margin-bottom="0in" style:contextual-spacing="false" fo:line-height="95%" fo:orphans="0" fo:widows="0" fo:text-indent="0in" style:auto-text-indent="false"/>
    </style:style>
    <style:style style:name="P14" style:family="paragraph" style:parent-style-name="Text_20_body" style:master-page-name="Standard">
      <style:paragraph-properties fo:margin-left="0.0827in" fo:margin-right="0in" fo:margin-top="0.0583in" fo:margin-bottom="0in" style:contextual-spacing="false" fo:line-height="115%" fo:text-indent="0in" style:auto-text-indent="false" style:page-number="auto"/>
    </style:style>
    <style:style style:name="P15" style:family="paragraph" style:parent-style-name="Text_20_body">
      <style:paragraph-properties fo:line-height="5%"/>
      <style:text-properties fo:font-size="10pt" fo:font-style="normal" style:font-size-asian="10pt" style:font-style-asian="normal"/>
    </style:style>
    <style:style style:name="P16" style:family="paragraph">
      <loext:graphic-properties draw:fill="none"/>
    </style:style>
    <style:style style:name="T1" style:family="text">
      <style:text-properties fo:font-style="italic" style:font-style-asian="italic" style:text-scale="105%"/>
    </style:style>
    <style:style style:name="T2" style:family="text">
      <style:text-properties fo:letter-spacing="0.0075in" fo:font-style="italic" style:font-style-asian="italic" style:text-scale="105%"/>
    </style:style>
    <style:style style:name="T3" style:family="text">
      <style:text-properties style:text-scale="105%"/>
    </style:style>
    <style:style style:name="T4" style:family="text">
      <style:text-properties fo:letter-spacing="0.0154in" style:text-scale="105%"/>
    </style:style>
    <style:style style:name="T5" style:family="text">
      <style:text-properties fo:color="#ffffff" loext:opacity="100%" fo:font-size="10pt" style:font-size-asian="10pt" style:text-scale="110%"/>
    </style:style>
    <style:style style:name="T6" style:family="text">
      <style:text-properties fo:color="#ffffff" loext:opacity="100%" fo:font-size="10pt" style:font-size-asian="10pt" style:text-scale="105%"/>
    </style:style>
    <style:style style:name="T7" style:family="text">
      <style:text-properties fo:color="#ffffff" loext:opacity="100%" fo:font-size="10pt" fo:letter-spacing="-0.0063in" style:font-size-asian="10pt" style:text-scale="110%"/>
    </style:style>
    <style:style style:name="T8" style:family="text">
      <style:text-properties fo:color="#ffffff" loext:opacity="100%" fo:font-size="10pt" fo:letter-spacing="-0.0055in" style:font-size-asian="10pt" style:text-scale="110%"/>
    </style:style>
    <style:style style:name="T9" style:family="text">
      <style:text-properties fo:color="#ffffff" loext:opacity="100%" fo:font-size="10pt" fo:letter-spacing="-0.0028in" style:font-size-asian="10pt" style:text-scale="110%"/>
    </style:style>
    <style:style style:name="T10" style:family="text">
      <style:text-properties fo:color="#ffffff" loext:opacity="100%" fo:font-size="10pt" fo:letter-spacing="-0.0028in" style:font-size-asian="10pt" style:text-scale="105%"/>
    </style:style>
    <style:style style:name="T11" style:family="text">
      <style:text-properties fo:color="#ffffff" loext:opacity="100%" fo:font-size="10pt" fo:letter-spacing="-0.0091in" style:font-size-asian="10pt" style:text-scale="110%"/>
    </style:style>
    <style:style style:name="T12" style:family="text">
      <style:text-properties fo:color="#ffffff" loext:opacity="100%" fo:font-size="10pt" fo:letter-spacing="-0.0083in" style:font-size-asian="10pt" style:text-scale="110%"/>
    </style:style>
    <style:style style:name="T13" style:family="text">
      <style:text-properties fo:color="#ffffff" loext:opacity="100%" fo:font-size="10pt" fo:letter-spacing="-0.0035in" style:font-size-asian="10pt" style:text-scale="110%"/>
    </style:style>
    <style:style style:name="T14" style:family="text">
      <style:text-properties fo:color="#ffffff" loext:opacity="100%" fo:font-size="10pt" fo:letter-spacing="0.0008in" style:font-size-asian="10pt" style:text-scale="110%"/>
    </style:style>
    <style:style style:name="T15" style:family="text">
      <style:text-properties fo:color="#ffffff" loext:opacity="100%" fo:font-size="10pt" fo:letter-spacing="-0.0016in" style:font-size-asian="10pt" style:text-scale="110%"/>
    </style:style>
    <style:style style:name="T16" style:family="text">
      <style:text-properties fo:color="#ffffff" loext:opacity="100%" fo:font-size="10pt" fo:letter-spacing="-0.0016in" style:font-size-asian="10pt" style:text-scale="105%"/>
    </style:style>
    <style:style style:name="T17" style:family="text">
      <style:text-properties fo:color="#ffffff" loext:opacity="100%" fo:font-size="10pt" fo:letter-spacing="0.0071in" style:font-size-asian="10pt" style:text-scale="105%"/>
    </style:style>
    <style:style style:name="T18" style:family="text">
      <style:text-properties fo:color="#ffffff" loext:opacity="100%" fo:font-size="10pt" fo:letter-spacing="0.0091in" style:font-size-asian="10pt" style:text-scale="105%"/>
    </style:style>
    <style:style style:name="T19" style:family="text">
      <style:text-properties fo:color="#ffffff" loext:opacity="100%" fo:font-size="10pt" fo:letter-spacing="0.0098in" style:font-size-asian="10pt" style:text-scale="105%"/>
    </style:style>
    <style:style style:name="T20" style:family="text">
      <style:text-properties fo:color="#ffffff" loext:opacity="100%" style:text-position="485% 100%" fo:font-size="10pt" style:font-size-asian="10pt" style:text-scale="105%"/>
    </style:style>
    <style:style style:name="T21" style:family="text">
      <style:text-properties fo:font-size="10pt" style:font-size-asian="10pt"/>
    </style:style>
    <style:style style:name="T22" style:family="text">
      <style:text-properties fo:font-size="9pt" style:font-size-asian="9pt"/>
    </style:style>
    <style:style style:name="T23" style:family="text">
      <style:text-properties fo:font-size="9pt" style:font-size-asian="9pt" style:text-scale="94%"/>
    </style:style>
    <style:style style:name="T24" style:family="text">
      <style:text-properties fo:font-size="9pt" style:font-size-asian="9pt" style:text-scale="105%"/>
    </style:style>
    <style:style style:name="T25" style:family="text">
      <style:text-properties fo:font-size="9pt" style:font-size-asian="9pt" style:text-scale="113%"/>
    </style:style>
    <style:style style:name="T26" style:family="text">
      <style:text-properties fo:font-size="9pt" style:font-size-asian="9pt" style:text-scale="109%"/>
    </style:style>
    <style:style style:name="T27" style:family="text">
      <style:text-properties fo:font-size="9pt" style:font-size-asian="9pt" style:text-scale="110%"/>
    </style:style>
    <style:style style:name="T28" style:family="text">
      <style:text-properties fo:font-size="9pt" style:font-size-asian="9pt" style:text-scale="92%"/>
    </style:style>
    <style:style style:name="T29" style:family="text">
      <style:text-properties fo:font-size="9pt" style:font-size-asian="9pt" style:text-scale="104%"/>
    </style:style>
    <style:style style:name="T30" style:family="text">
      <style:text-properties fo:font-size="9pt" style:font-size-asian="9pt" style:text-scale="117%"/>
    </style:style>
    <style:style style:name="T31" style:family="text">
      <style:text-properties fo:font-size="9pt" style:font-size-asian="9pt" style:text-scale="121%"/>
    </style:style>
    <style:style style:name="T32" style:family="text">
      <style:text-properties fo:font-size="9pt" style:font-size-asian="9pt" style:text-scale="118%"/>
    </style:style>
    <style:style style:name="T33" style:family="text">
      <style:text-properties fo:font-size="9pt" style:font-size-asian="9pt" style:text-scale="101%"/>
    </style:style>
    <style:style style:name="T34" style:family="text">
      <style:text-properties fo:font-size="9pt" style:font-size-asian="9pt" style:text-scale="98%"/>
    </style:style>
    <style:style style:name="T35" style:family="text">
      <style:text-properties fo:font-size="9pt" style:font-size-asian="9pt" style:text-scale="108%"/>
    </style:style>
    <style:style style:name="T36" style:family="text">
      <style:text-properties fo:font-size="9pt" fo:letter-spacing="0.0075in" style:font-size-asian="9pt" style:text-scale="105%"/>
    </style:style>
    <style:style style:name="T37" style:family="text">
      <style:text-properties fo:font-size="9pt" fo:letter-spacing="0.0083in" style:font-size-asian="9pt" style:text-scale="105%"/>
    </style:style>
    <style:style style:name="T38" style:family="text">
      <style:text-properties fo:font-size="9pt" fo:letter-spacing="-0.0016in" style:font-size-asian="9pt"/>
    </style:style>
    <style:style style:name="T39" style:family="text">
      <style:text-properties fo:font-size="9pt" fo:letter-spacing="-0.0016in" style:font-size-asian="9pt" style:text-scale="105%"/>
    </style:style>
    <style:style style:name="T40" style:family="text">
      <style:text-properties fo:font-size="9pt" fo:letter-spacing="-0.0016in" style:font-size-asian="9pt" style:text-scale="110%"/>
    </style:style>
    <style:style style:name="T41" style:family="text">
      <style:text-properties fo:font-size="9pt" fo:letter-spacing="-0.0016in" style:font-size-asian="9pt" style:text-scale="115%"/>
    </style:style>
    <style:style style:name="T42" style:family="text">
      <style:text-properties fo:font-size="9pt" fo:letter-spacing="0.0091in" style:font-size-asian="9pt" style:text-scale="105%"/>
    </style:style>
    <style:style style:name="T43" style:family="text">
      <style:text-properties fo:font-size="9pt" fo:letter-spacing="0.0091in" style:font-size-asian="9pt" style:text-scale="110%"/>
    </style:style>
    <style:style style:name="T44" style:family="text">
      <style:text-properties fo:font-size="9pt" fo:letter-spacing="0.0098in" style:font-size-asian="9pt" style:text-scale="105%"/>
    </style:style>
    <style:style style:name="T45" style:family="text">
      <style:text-properties fo:font-size="9pt" fo:letter-spacing="0.0098in" style:font-size-asian="9pt" style:text-scale="110%"/>
    </style:style>
    <style:style style:name="T46" style:family="text">
      <style:text-properties fo:font-size="9pt" fo:letter-spacing="0.002in" style:font-size-asian="9pt" style:text-scale="105%"/>
    </style:style>
    <style:style style:name="T47" style:family="text">
      <style:text-properties fo:font-size="9pt" fo:letter-spacing="0.0028in" style:font-size-asian="9pt" style:text-scale="105%"/>
    </style:style>
    <style:style style:name="T48" style:family="text">
      <style:text-properties fo:font-size="9pt" fo:letter-spacing="-0.0028in" style:font-size-asian="9pt" style:text-scale="105%"/>
    </style:style>
    <style:style style:name="T49" style:family="text">
      <style:text-properties fo:font-size="9pt" fo:letter-spacing="-0.0028in" style:font-size-asian="9pt" style:text-scale="110%"/>
    </style:style>
    <style:style style:name="T50" style:family="text">
      <style:text-properties fo:font-size="9pt" fo:letter-spacing="0.0043in" style:font-size-asian="9pt" style:text-scale="105%"/>
    </style:style>
    <style:style style:name="T51" style:family="text">
      <style:text-properties fo:font-size="9pt" fo:letter-spacing="0.0047in" style:font-size-asian="9pt" style:text-scale="105%"/>
    </style:style>
    <style:style style:name="T52" style:family="text">
      <style:text-properties fo:font-size="9pt" fo:letter-spacing="-0.0063in" style:font-size-asian="9pt" style:text-scale="110%"/>
    </style:style>
    <style:style style:name="T53" style:family="text">
      <style:text-properties fo:font-size="9pt" fo:letter-spacing="-0.0047in" style:font-size-asian="9pt" style:text-scale="110%"/>
    </style:style>
    <style:style style:name="T54" style:family="text">
      <style:text-properties fo:font-size="9pt" fo:letter-spacing="-0.0047in" style:font-size-asian="9pt" style:text-scale="105%"/>
    </style:style>
    <style:style style:name="T55" style:family="text">
      <style:text-properties fo:font-size="9pt" fo:letter-spacing="-0.0043in" style:font-size-asian="9pt" style:text-scale="110%"/>
    </style:style>
    <style:style style:name="T56" style:family="text">
      <style:text-properties fo:font-size="9pt" fo:letter-spacing="0.0055in" style:font-size-asian="9pt" style:text-scale="105%"/>
    </style:style>
    <style:style style:name="T57" style:family="text">
      <style:text-properties fo:font-size="9pt" fo:letter-spacing="0.0063in" style:font-size-asian="9pt" style:text-scale="105%"/>
    </style:style>
    <style:style style:name="T58" style:family="text">
      <style:text-properties fo:font-size="9pt" fo:letter-spacing="0.0126in" style:font-size-asian="9pt" style:text-scale="105%"/>
    </style:style>
    <style:style style:name="T59" style:family="text">
      <style:text-properties fo:font-size="9pt" fo:letter-spacing="0.0134in" style:font-size-asian="9pt" style:text-scale="105%"/>
    </style:style>
    <style:style style:name="T60" style:family="text">
      <style:text-properties fo:font-size="9pt" fo:letter-spacing="0.0134in" style:font-size-asian="9pt" style:text-scale="110%"/>
    </style:style>
    <style:style style:name="T61" style:family="text">
      <style:text-properties fo:font-size="9pt" fo:letter-spacing="-0.0071in" style:font-size-asian="9pt" style:text-scale="110%"/>
    </style:style>
    <style:style style:name="T62" style:family="text">
      <style:text-properties fo:font-size="9pt" fo:letter-spacing="-0.002in" style:font-size-asian="9pt" style:text-scale="105%"/>
    </style:style>
    <style:style style:name="T63" style:family="text">
      <style:text-properties fo:font-size="9pt" fo:letter-spacing="-0.002in" style:font-size-asian="9pt" style:text-scale="110%"/>
    </style:style>
    <style:style style:name="T64" style:family="text">
      <style:text-properties fo:font-size="9pt" fo:letter-spacing="0.0035in" style:font-size-asian="9pt" style:text-scale="105%"/>
    </style:style>
    <style:style style:name="T65" style:family="text">
      <style:text-properties fo:font-size="9pt" fo:letter-spacing="0.0016in" style:font-size-asian="9pt" style:text-scale="105%"/>
    </style:style>
    <style:style style:name="T66" style:family="text">
      <style:text-properties fo:font-size="9pt" fo:letter-spacing="0.0146in" style:font-size-asian="9pt" style:text-scale="105%"/>
    </style:style>
    <style:style style:name="T67" style:family="text">
      <style:text-properties fo:font-size="9pt" fo:letter-spacing="0.0118in" style:font-size-asian="9pt" style:text-scale="110%"/>
    </style:style>
    <style:style style:name="T68" style:family="text">
      <style:text-properties fo:font-size="9pt" fo:letter-spacing="0.0154in" style:font-size-asian="9pt" style:text-scale="105%"/>
    </style:style>
    <style:style style:name="T69" style:family="text">
      <style:text-properties fo:font-size="9pt" fo:letter-spacing="0.0071in" style:font-size-asian="9pt" style:text-scale="105%"/>
    </style:style>
    <style:style style:name="T70" style:family="text">
      <style:text-properties fo:font-size="9pt" fo:letter-spacing="-0.0075in" style:font-size-asian="9pt" style:text-scale="105%"/>
    </style:style>
    <style:style style:name="T71" style:family="text">
      <style:text-properties fo:font-size="9pt" fo:letter-spacing="-0.0035in" style:font-size-asian="9pt" style:text-scale="115%"/>
    </style:style>
    <style:style style:name="T72" style:family="text">
      <style:text-properties fo:font-size="9pt" fo:letter-spacing="-0.0035in" style:font-size-asian="9pt" style:text-scale="110%"/>
    </style:style>
    <style:style style:name="T73" style:family="text">
      <style:text-properties fo:font-size="9pt" fo:letter-spacing="0.0189in" style:font-size-asian="9pt" style:text-scale="105%"/>
    </style:style>
    <style:style style:name="T74" style:family="text">
      <style:text-properties fo:font-size="9pt" fo:letter-spacing="0.0228in" style:font-size-asian="9pt"/>
    </style:style>
    <style:style style:name="T75" style:family="text">
      <style:text-properties fo:font-size="9pt" fo:letter-spacing="0.0236in" style:font-size-asian="9pt"/>
    </style:style>
    <style:style style:name="T76" style:family="text">
      <style:text-properties fo:font-size="11pt" style:font-size-asian="11pt"/>
    </style:style>
    <style:style style:name="T77" style:family="text">
      <style:text-properties fo:font-size="11pt" style:font-size-asian="11pt" style:text-scale="110%"/>
    </style:style>
    <style:style style:name="T78" style:family="text">
      <style:text-properties fo:font-size="11pt" fo:letter-spacing="0.0043in" style:font-size-asian="11pt" style:text-scale="110%"/>
    </style:style>
    <style:style style:name="T79" style:family="text">
      <style:text-properties fo:font-size="11pt" fo:letter-spacing="-0.0016in" style:font-size-asian="11pt" style:text-scale="105%"/>
    </style:style>
    <style:style style:name="T80" style:family="text">
      <style:text-properties fo:color="#999999" loext:opacity="100%" fo:font-size="9pt" style:font-size-asian="9pt"/>
    </style:style>
    <style:style style:name="T81" style:family="text">
      <style:text-properties fo:color="#999999" loext:opacity="100%" fo:font-size="9pt" style:font-size-asian="9pt" style:text-scale="85%"/>
    </style:style>
    <style:style style:name="T82" style:family="text">
      <style:text-properties fo:color="#999999" loext:opacity="100%" fo:font-size="9pt" style:font-size-asian="9pt" style:text-scale="115%"/>
    </style:style>
    <style:style style:name="T83" style:family="text">
      <style:text-properties fo:color="#999999" loext:opacity="100%" fo:font-size="9pt" fo:letter-spacing="0.0209in" style:font-size-asian="9pt"/>
    </style:style>
    <style:style style:name="T84" style:family="text">
      <style:text-properties fo:color="#999999" loext:opacity="100%" fo:font-size="9pt" fo:letter-spacing="0.0217in" style:font-size-asian="9pt"/>
    </style:style>
    <style:style style:name="T85" style:family="text">
      <style:text-properties fo:color="#999999" loext:opacity="100%" fo:font-size="9pt" fo:letter-spacing="-0.0035in" style:font-size-asian="9pt"/>
    </style:style>
    <style:style style:name="T86" style:family="text">
      <style:text-properties fo:color="#999999" loext:opacity="100%" fo:font-size="9pt" fo:letter-spacing="-0.0035in" style:font-size-asian="9pt" style:text-scale="115%"/>
    </style:style>
    <style:style style:name="T87" style:family="text">
      <style:text-properties fo:color="#999999" loext:opacity="100%" fo:font-size="9pt" fo:letter-spacing="-0.0071in" style:font-size-asian="9pt" style:text-scale="115%"/>
    </style:style>
    <style:style style:name="T88" style:family="text">
      <style:text-properties style:text-position="485% 100%" fo:font-size="10pt" style:font-size-asian="10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2.6665in" fo:min-width="3.6043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1.9898in" fo:min-width="3.5937in" fo:padding-top="0in" fo:padding-bottom="0in" fo:padding-left="0in" fo:padding-right="0in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953in" fo:min-width="0.77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3709in" fo:min-width="4.3453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top" draw:auto-grow-height="false" fo:min-height="8.1354in" fo:min-width="3.5937in" fo:padding-top="0in" fo:padding-bottom="0in" fo:padding-left="0in" fo:padding-right="0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top" draw:auto-grow-height="false" fo:min-height="7.6146in" fo:min-width="3.5937in" fo:padding-top="0in" fo:padding-bottom="0in" fo:padding-left="0in" fo:padding-right="0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3307in" fo:min-width="1.1654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top" draw:auto-grow-height="false" fo:min-height="0.3709in" fo:min-width="5.010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><text:span text:style-name="T1">If</text:span><text:span text:style-name="T2"> </text:span><text:span text:style-name="T1">a</text:span><text:span text:style-name="T2"> </text:span><text:span text:style-name="T1">Canvas</text:span><text:span text:style-name="T2"> </text:span><text:span text:style-name="T1">screen</text:span><text:span text:style-name="T2"> </text:span><text:span text:style-name="T1">has</text:span><text:span text:style-name="T2"> </text:span><text:span text:style-name="T1">keyboard</text:span><text:span text:style-name="T2"> </text:span><text:span text:style-name="T1">shortcuts</text:span><text:span text:style-name="T2"> </text:span><text:span text:style-name="T1">on</text:span><text:span text:style-name="T2"> </text:span><text:span text:style-name="T1">it,</text:span><text:span text:style-name="T2"> </text:span><text:span text:style-name="T1">you</text:span><text:span text:style-name="T2"> </text:span><text:span text:style-name="T1">can</text:span><text:span text:style-name="T2"> </text:span><text:span text:style-name="T1">view</text:span><text:span text:style-name="T2"> </text:span><text:span text:style-name="T1">the</text:span><text:span text:style-name="T2"> </text:span><text:span text:style-name="T1">list</text:span><text:span text:style-name="T2"> </text:span><text:span text:style-name="T1">of</text:span><text:span text:style-name="T2"> </text:span><text:span text:style-name="T1">shortcuts</text:span><text:span text:style-name="T2"> </text:span><text:span text:style-name="T1">by</text:span><text:span text:style-name="T2"> </text:span><text:span text:style-name="T1">pressing</text:span><text:span text:style-name="T2"> </text:span><text:span text:style-name="T1">the</text:span><text:span text:style-name="T2"> </text:span><text:span text:style-name="T1">comma</text:span><text:span text:style-name="T2"> </text:span><text:span text:style-name="T1">key</text:span><text:span text:style-name="T2"> </text:span><text:span text:style-name="T1">or</text:span><text:span text:style-name="T2"> </text:span><text:span text:style-name="T1">&lt;shift&gt;</text:span><text:span text:style-name="T2"> </text:span><text:span text:style-name="T1">+</text:span><text:span text:style-name="T2"> </text:span><text:span text:style-name="T1">&lt;?&gt;,</text:span><text:span text:style-name="T2"> </text:span><text:span text:style-name="T1">which</text:span><text:span text:style-name="T2"> </text:span><text:span text:style-name="T1">will</text:span><text:span text:style-name="T3"> trigger</text:span><text:span text:style-name="T4"> </text:span><text:span text:style-name="T3">a</text:span><text:span text:style-name="T4"> </text:span><text:span text:style-name="T3">popup</text:span><text:span text:style-name="T4"> </text:span><text:span text:style-name="T3">window</text:span><text:span text:style-name="T4"> </text:span><text:span text:style-name="T3">with</text:span><text:span text:style-name="T4"> </text:span><text:span text:style-name="T3">the</text:span><text:span text:style-name="T4"> </text:span><text:span text:style-name="T3">shortcuts</text:span><text:span text:style-name="T4"> </text:span><text:span text:style-name="T3">in</text:span><text:span text:style-name="T4"> </text:span><text:span text:style-name="T3">it.</text:span><text:span text:style-name="T4"> </text:span><text:span text:style-name="T3">Press</text:span><text:span text:style-name="T4"> </text:span><text:span text:style-name="T3">the</text:span><text:span text:style-name="T4"> </text:span><text:span text:style-name="T3">esc</text:span><text:span text:style-name="T4"> </text:span><text:span text:style-name="T3">key</text:span><text:span text:style-name="T4"> </text:span><text:span text:style-name="T3">to</text:span><text:span text:style-name="T4"> </text:span><text:span text:style-name="T3">close</text:span><text:span text:style-name="T4"> </text:span><text:span text:style-name="T3">the</text:span><text:span text:style-name="T4"> </text:span><text:span text:style-name="T3">popup</text:span><text:span text:style-name="T4"> </text:span><text:span text:style-name="T3">window.</text:span></text:p>
        <text:p text:style-name="P4"/>
        <text:p text:style-name="P5"><draw:custom-shape text:anchor-type="char" draw:z-index="5" draw:style-name="gr5" draw:text-style-name="P16" svg:width="3.5941in" svg:height="8.1358in" svg:x="0.5728in" svg:y="0.189in"><loext:table table:name="Table1" table:style-name="Table1"><loext:table-column table:style-name="Table1.A"/><loext:table-column table:style-name="Table1.B"/><loext:table-row table:style-name="Table1.1"><loext:table-cell table:style-name="Table1.A1" table:number-columns-spanned="2" office:value-type="string"><text:p text:style-name="P7"><text:span text:style-name="T5">Assignments</text:span><text:span text:style-name="T7"> </text:span><text:span text:style-name="T5">Index</text:span><text:span text:style-name="T8"> </text:span><text:span text:style-name="T9">Page</text:span></text:p></loext:table-cell><loext:covered-table-cell/></loext:table-row><loext:table-row table:style-name="Table1.2"><loext:table-cell table:style-name="Table1.A2" office:value-type="string"><text:p text:style-name="P8"><text:span text:style-name="T23">j</text:span></text:p></loext:table-cell><loext:table-cell table:style-name="Table1.B2" office:value-type="string"><text:p text:style-name="P8"><text:span text:style-name="T24">Focus</text:span><text:span text:style-name="T36"> </text:span><text:span text:style-name="T24">on</text:span><text:span text:style-name="T36"> </text:span><text:span text:style-name="T24">the</text:span><text:span text:style-name="T37"> </text:span><text:span text:style-name="T24">next</text:span><text:span text:style-name="T36"> </text:span><text:span text:style-name="T24">assignment</text:span><text:span text:style-name="T37"> </text:span><text:span text:style-name="T24">or</text:span><text:span text:style-name="T36"> </text:span><text:span text:style-name="T39">group</text:span></text:p></loext:table-cell></loext:table-row><loext:table-row table:style-name="Table1.2"><loext:table-cell table:style-name="Table1.A3" office:value-type="string"><text:p text:style-name="P8"><text:span text:style-name="T25">k</text:span></text:p></loext:table-cell><loext:table-cell table:style-name="Table1.B3" office:value-type="string"><text:p text:style-name="P8"><text:span text:style-name="T24">Focus</text:span><text:span text:style-name="T42"> </text:span><text:span text:style-name="T24">on</text:span><text:span text:style-name="T44"> </text:span><text:span text:style-name="T24">the</text:span><text:span text:style-name="T42"> </text:span><text:span text:style-name="T24">previous</text:span><text:span text:style-name="T44"> </text:span><text:span text:style-name="T24">assignment</text:span><text:span text:style-name="T42"> </text:span><text:span text:style-name="T24">or</text:span><text:span text:style-name="T44"> </text:span><text:span text:style-name="T39">group</text:span></text:p></loext:table-cell></loext:table-row><loext:table-row table:style-name="Table1.2"><loext:table-cell table:style-name="Table1.A4" office:value-type="string"><text:p text:style-name="P8"><text:span text:style-name="T25">e</text:span></text:p></loext:table-cell><loext:table-cell table:style-name="Table1.B4" office:value-type="string"><text:p text:style-name="P8"><text:span text:style-name="T24">Edit</text:span><text:span text:style-name="T46"> </text:span><text:span text:style-name="T24">the</text:span><text:span text:style-name="T47"> </text:span><text:span text:style-name="T24">current</text:span><text:span text:style-name="T47"> </text:span><text:span text:style-name="T24">assignment</text:span><text:span text:style-name="T47"> </text:span><text:span text:style-name="T24">or</text:span><text:span text:style-name="T47"> </text:span><text:span text:style-name="T48">group</text:span></text:p></loext:table-cell></loext:table-row><loext:table-row table:style-name="Table1.2"><loext:table-cell table:style-name="Table1.A5" office:value-type="string"><text:p text:style-name="P8"><text:span text:style-name="T26">d</text:span></text:p></loext:table-cell><loext:table-cell table:style-name="Table1.B5" office:value-type="string"><text:p text:style-name="P8"><text:span text:style-name="T24">Delete</text:span><text:span text:style-name="T50"> </text:span><text:span text:style-name="T24">the</text:span><text:span text:style-name="T51"> </text:span><text:span text:style-name="T24">current</text:span><text:span text:style-name="T51"> </text:span><text:span text:style-name="T24">assignment</text:span><text:span text:style-name="T51"> </text:span><text:span text:style-name="T24">or</text:span><text:span text:style-name="T50"> </text:span><text:span text:style-name="T48">group</text:span></text:p></loext:table-cell></loext:table-row><loext:table-row table:style-name="Table1.2"><loext:table-cell table:style-name="Table1.A6" office:value-type="string"><text:p text:style-name="P8"><text:span text:style-name="T27">a</text:span></text:p></loext:table-cell><loext:table-cell table:style-name="Table1.B6" office:value-type="string"><text:p text:style-name="P8"><text:span text:style-name="T27">Add</text:span><text:span text:style-name="T52"> </text:span><text:span text:style-name="T27">an</text:span><text:span text:style-name="T53"> </text:span><text:span text:style-name="T27">assignment</text:span><text:span text:style-name="T55"> </text:span><text:span text:style-name="T27">to</text:span><text:span text:style-name="T53"> </text:span><text:span text:style-name="T27">selected</text:span><text:span text:style-name="T55"> </text:span><text:span text:style-name="T40">group</text:span></text:p></loext:table-cell></loext:table-row><loext:table-row table:style-name="Table1.2"><loext:table-cell table:style-name="Table1.A7" office:value-type="string"><text:p text:style-name="P8"><text:span text:style-name="T28">f</text:span></text:p></loext:table-cell><loext:table-cell table:style-name="Table1.B7" office:value-type="string"><text:p text:style-name="P8"><text:span text:style-name="T24">Show</text:span><text:span text:style-name="T51"> </text:span><text:span text:style-name="T24">full</text:span><text:span text:style-name="T56"> </text:span><text:span text:style-name="T24">preview</text:span><text:span text:style-name="T56"> </text:span><text:span text:style-name="T24">of</text:span><text:span text:style-name="T56"> </text:span><text:span text:style-name="T24">the</text:span><text:span text:style-name="T56"> </text:span><text:span text:style-name="T24">selected</text:span><text:span text:style-name="T51"> </text:span><text:span text:style-name="T39">assignment</text:span></text:p></loext:table-cell></loext:table-row><loext:table-row table:style-name="Table1.8"><loext:table-cell table:style-name="Table1.A1" table:number-columns-spanned="2" office:value-type="string"><text:p text:style-name="P9"><text:span text:style-name="T5">Course</text:span><text:span text:style-name="T11"> </text:span><text:span text:style-name="T5">Settings:</text:span><text:span text:style-name="T12"> </text:span><text:span text:style-name="T5">Navigation</text:span><text:span text:style-name="T11"> </text:span><text:span text:style-name="T13">Tab</text:span></text:p></loext:table-cell><loext:covered-table-cell/></loext:table-row><loext:table-row table:style-name="Table1.2"><loext:table-cell table:style-name="Table1.A9" office:value-type="string"><text:p text:style-name="P8"><text:span text:style-name="T24">Up</text:span><text:span text:style-name="T57"> </text:span><text:span text:style-name="T48">Arrow</text:span></text:p></loext:table-cell><loext:table-cell table:style-name="Table1.B9" office:value-type="string"><text:p text:style-name="P8"><text:span text:style-name="T24">Select</text:span><text:span text:style-name="T44"> </text:span><text:span text:style-name="T24">next</text:span><text:span text:style-name="T44"> </text:span><text:span text:style-name="T24">navigation</text:span><text:span text:style-name="T44"> </text:span><text:span text:style-name="T48">link</text:span></text:p></loext:table-cell></loext:table-row><loext:table-row table:style-name="Table1.2"><loext:table-cell table:style-name="Table1.A10" office:value-type="string"><text:p text:style-name="P8"><text:span text:style-name="T24">Down</text:span><text:span text:style-name="T36"> </text:span><text:span text:style-name="T48">Arrow</text:span></text:p></loext:table-cell><loext:table-cell table:style-name="Table1.B10" office:value-type="string"><text:p text:style-name="P8"><text:span text:style-name="T24">Select</text:span><text:span text:style-name="T58"> </text:span><text:span text:style-name="T24">previous</text:span><text:span text:style-name="T59"> </text:span><text:span text:style-name="T24">navigation</text:span><text:span text:style-name="T58"> </text:span><text:span text:style-name="T48">link</text:span></text:p></loext:table-cell></loext:table-row><loext:table-row table:style-name="Table1.11"><loext:table-cell table:style-name="Table1.A11" office:value-type="string"><text:p text:style-name="P8"><text:span text:style-name="T41">Space</text:span></text:p></loext:table-cell><loext:table-cell table:style-name="Table1.B11" office:value-type="string"><text:p text:style-name="P12"><text:span text:style-name="T24">Select link to being dragging, or drop previously selected link</text:span></text:p></loext:table-cell></loext:table-row><loext:table-row table:style-name="Table1.8"><loext:table-cell table:style-name="Table1.A1" table:number-columns-spanned="2" office:value-type="string"><text:p text:style-name="P9"><text:span text:style-name="T5">Discussion</text:span><text:span text:style-name="T14"> </text:span><text:span text:style-name="T15">Threads</text:span></text:p></loext:table-cell><loext:covered-table-cell/></loext:table-row><loext:table-row table:style-name="Table1.2"><loext:table-cell table:style-name="Table1.A13" office:value-type="string"><text:p text:style-name="P8"><text:span text:style-name="T23">j</text:span></text:p></loext:table-cell><loext:table-cell table:style-name="Table1.B13" office:value-type="string"><text:p text:style-name="P8"><text:span text:style-name="T27">Next</text:span><text:span text:style-name="T61"> </text:span><text:span text:style-name="T40">message</text:span></text:p></loext:table-cell></loext:table-row><loext:table-row table:style-name="Table1.2"><loext:table-cell table:style-name="Table1.A14" office:value-type="string"><text:p text:style-name="P8"><text:span text:style-name="T25">k</text:span></text:p></loext:table-cell><loext:table-cell table:style-name="Table1.B14" office:value-type="string"><text:p text:style-name="P8"><text:span text:style-name="T24">Previous</text:span><text:span text:style-name="T60"> </text:span><text:span text:style-name="T40">message</text:span></text:p></loext:table-cell></loext:table-row><loext:table-row table:style-name="Table1.2"><loext:table-cell table:style-name="Table1.A15" office:value-type="string"><text:p text:style-name="P8"><text:span text:style-name="T25">e</text:span></text:p></loext:table-cell><loext:table-cell table:style-name="Table1.B15" office:value-type="string"><text:p text:style-name="P8"><text:span text:style-name="T24">Edit</text:span><text:span text:style-name="T62"> </text:span><text:span text:style-name="T24">current</text:span><text:span text:style-name="T39"> message</text:span></text:p></loext:table-cell></loext:table-row><loext:table-row table:style-name="Table1.2"><loext:table-cell table:style-name="Table1.A16" office:value-type="string"><text:p text:style-name="P8"><text:span text:style-name="T26">d</text:span></text:p></loext:table-cell><loext:table-cell table:style-name="Table1.B16" office:value-type="string"><text:p text:style-name="P8"><text:span text:style-name="T24">Delete</text:span><text:span text:style-name="T47"> </text:span><text:span text:style-name="T24">current</text:span><text:span text:style-name="T64"> </text:span><text:span text:style-name="T39">message</text:span></text:p></loext:table-cell></loext:table-row><loext:table-row table:style-name="Table1.2"><loext:table-cell table:style-name="Table1.A17" office:value-type="string"><text:p text:style-name="P8"><text:span text:style-name="T23">r</text:span></text:p></loext:table-cell><loext:table-cell table:style-name="Table1.B17" office:value-type="string"><text:p text:style-name="P8"><text:span text:style-name="T24">Reply</text:span><text:span text:style-name="T65"> </text:span><text:span text:style-name="T24">to</text:span><text:span text:style-name="T65"> </text:span><text:span text:style-name="T24">current</text:span><text:span text:style-name="T65"> </text:span><text:span text:style-name="T39">message</text:span></text:p></loext:table-cell></loext:table-row><loext:table-row table:style-name="Table1.2"><loext:table-cell table:style-name="Table1.A18" office:value-type="string"><text:p text:style-name="P8"><text:span text:style-name="T29">n</text:span></text:p></loext:table-cell><loext:table-cell table:style-name="Table1.B18" office:value-type="string"><text:p text:style-name="P8"><text:span text:style-name="T24">Reply</text:span><text:span text:style-name="T51"> </text:span><text:span text:style-name="T24">to</text:span><text:span text:style-name="T51"> </text:span><text:span text:style-name="T39">topic</text:span></text:p></loext:table-cell></loext:table-row><loext:table-row table:style-name="Table1.8"><loext:table-cell table:style-name="Table1.A1" table:number-columns-spanned="2" office:value-type="string"><text:p text:style-name="P9"><text:span text:style-name="T15">SpeedGrader</text:span></text:p></loext:table-cell><loext:covered-table-cell/></loext:table-row><loext:table-row table:style-name="Table1.2"><loext:table-cell table:style-name="Table1.A20" office:value-type="string"><text:p text:style-name="P8"><text:span text:style-name="T23">j</text:span></text:p></loext:table-cell><loext:table-cell table:style-name="Table1.B20" office:value-type="string"><text:p text:style-name="P8"><text:span text:style-name="T24">Next</text:span><text:span text:style-name="T57"> </text:span><text:span text:style-name="T39">student</text:span></text:p></loext:table-cell></loext:table-row><loext:table-row table:style-name="Table1.2"><loext:table-cell table:style-name="Table1.A21" office:value-type="string"><text:p text:style-name="P8"><text:span text:style-name="T25">k</text:span></text:p></loext:table-cell><loext:table-cell table:style-name="Table1.B21" office:value-type="string"><text:p text:style-name="P8"><text:span text:style-name="T24">Previous</text:span><text:span text:style-name="T66"> </text:span><text:span text:style-name="T39">student</text:span></text:p></loext:table-cell></loext:table-row><loext:table-row table:style-name="Table1.2"><loext:table-cell table:style-name="Table1.A22" office:value-type="string"><text:p text:style-name="P8"><text:span text:style-name="T30">c</text:span></text:p></loext:table-cell><loext:table-cell table:style-name="Table1.B22" office:value-type="string"><text:p text:style-name="P8"><text:span text:style-name="T27">Leave</text:span><text:span text:style-name="T43"> </text:span><text:span text:style-name="T40">comment</text:span></text:p></loext:table-cell></loext:table-row><loext:table-row table:style-name="Table1.2"><loext:table-cell table:style-name="Table1.A23" office:value-type="string"><text:p text:style-name="P8"><text:span text:style-name="T31">g</text:span></text:p></loext:table-cell><loext:table-cell table:style-name="Table1.B23" office:value-type="string"><text:p text:style-name="P8"><text:span text:style-name="T27">Change</text:span><text:span text:style-name="T67"> </text:span><text:span text:style-name="T49">grade</text:span></text:p></loext:table-cell></loext:table-row><loext:table-row table:style-name="Table1.2"><loext:table-cell table:style-name="Table1.A24" office:value-type="string"><text:p text:style-name="P8"><text:span text:style-name="T23">r</text:span></text:p></loext:table-cell><loext:table-cell table:style-name="Table1.B24" office:value-type="string"><text:p text:style-name="P8"><text:span text:style-name="T24">Use</text:span><text:span text:style-name="T68"> </text:span><text:span text:style-name="T39">rubric</text:span></text:p></loext:table-cell></loext:table-row></loext:table><text:p text:style-name="Text_20_body"/><draw:enhanced-geometry draw:type="0"/></draw:custom-shape><draw:custom-shape text:anchor-type="char" draw:z-index="4" draw:style-name="gr6" draw:text-style-name="P16" svg:width="3.5941in" svg:height="7.615in" svg:x="4.3228in" svg:y="0.189in"><loext:table table:name="Table2" table:style-name="Table2"><loext:table-column table:style-name="Table2.A"/><loext:table-column table:style-name="Table2.B"/><loext:table-row table:style-name="Table2.1"><loext:table-cell table:style-name="Table2.A1" table:number-columns-spanned="2" office:value-type="string"><text:p text:style-name="P9"><text:span text:style-name="T15">Gradebook</text:span></text:p></loext:table-cell><loext:covered-table-cell/></loext:table-row><loext:table-row table:style-name="Table2.2"><loext:table-cell table:style-name="Table2.A2" office:value-type="string"><text:p text:style-name="P8"><text:span text:style-name="T24">Right</text:span><text:span text:style-name="T69"> </text:span><text:span text:style-name="T39">Arrow</text:span></text:p></loext:table-cell><loext:table-cell table:style-name="Table2.B2" office:value-type="string"><text:p text:style-name="P8"><text:span text:style-name="T24">Move</text:span><text:span text:style-name="T46"> </text:span><text:span text:style-name="T24">one</text:span><text:span text:style-name="T46"> </text:span><text:span text:style-name="T24">cell</text:span><text:span text:style-name="T46"> </text:span><text:span text:style-name="T24">to</text:span><text:span text:style-name="T47"> </text:span><text:span text:style-name="T24">the</text:span><text:span text:style-name="T46"> </text:span><text:span text:style-name="T39">right</text:span></text:p></loext:table-cell></loext:table-row><loext:table-row table:style-name="Table2.2"><loext:table-cell table:style-name="Table2.A3" office:value-type="string"><text:p text:style-name="P8"><text:span text:style-name="T24">Left</text:span><text:span text:style-name="T65"> </text:span><text:span text:style-name="T39">Arrow</text:span></text:p></loext:table-cell><loext:table-cell table:style-name="Table2.B3" office:value-type="string"><text:p text:style-name="P8"><text:span text:style-name="T24">Move</text:span><text:span text:style-name="T46"> </text:span><text:span text:style-name="T24">one</text:span><text:span text:style-name="T46"> </text:span><text:span text:style-name="T24">cell</text:span><text:span text:style-name="T46"> </text:span><text:span text:style-name="T24">to</text:span><text:span text:style-name="T47"> </text:span><text:span text:style-name="T24">the</text:span><text:span text:style-name="T46"> </text:span><text:span text:style-name="T48">left</text:span></text:p></loext:table-cell></loext:table-row><loext:table-row table:style-name="Table2.2"><loext:table-cell table:style-name="Table2.A4" office:value-type="string"><text:p text:style-name="P8"><text:span text:style-name="T24">Up</text:span><text:span text:style-name="T57"> </text:span><text:span text:style-name="T48">Arrow</text:span></text:p></loext:table-cell><loext:table-cell table:style-name="Table2.B4" office:value-type="string"><text:p text:style-name="P8"><text:span text:style-name="T24">Move</text:span><text:span text:style-name="T51"> </text:span><text:span text:style-name="T24">one</text:span><text:span text:style-name="T56"> </text:span><text:span text:style-name="T24">cell</text:span><text:span text:style-name="T56"> </text:span><text:span text:style-name="T54">up</text:span></text:p></loext:table-cell></loext:table-row><loext:table-row table:style-name="Table2.2"><loext:table-cell table:style-name="Table2.A5" office:value-type="string"><text:p text:style-name="P8"><text:span text:style-name="T24">Down</text:span><text:span text:style-name="T36"> </text:span><text:span text:style-name="T48">Arrow</text:span></text:p></loext:table-cell><loext:table-cell table:style-name="Table2.B5" office:value-type="string"><text:p text:style-name="P8"><text:span text:style-name="T24">Move</text:span><text:span text:style-name="T51"> </text:span><text:span text:style-name="T24">one</text:span><text:span text:style-name="T56"> </text:span><text:span text:style-name="T24">cell</text:span><text:span text:style-name="T56"> </text:span><text:span text:style-name="T48">down</text:span></text:p></loext:table-cell></loext:table-row><loext:table-row table:style-name="Table2.6"><loext:table-cell table:style-name="Table2.A6" office:value-type="string"><text:p text:style-name="P13"><text:span text:style-name="T24">Enter</text:span><text:span text:style-name="T70"> </text:span><text:span text:style-name="T24">or </text:span><text:span text:style-name="T39">Return</text:span></text:p></loext:table-cell><loext:table-cell table:style-name="Table2.B6" office:value-type="string"><text:p text:style-name="P8"><text:span text:style-name="T24">Edit</text:span><text:span text:style-name="T51"> </text:span><text:span text:style-name="T24">cell</text:span><text:span text:style-name="T56"> </text:span><text:span text:style-name="T39">contents</text:span></text:p></loext:table-cell></loext:table-row><loext:table-row table:style-name="Table2.2"><loext:table-cell table:style-name="Table2.A7" office:value-type="string"><text:p text:style-name="P8"><text:span text:style-name="T32">s</text:span></text:p></loext:table-cell><loext:table-cell table:style-name="Table2.B7" office:value-type="string"><text:p text:style-name="P8"><text:span text:style-name="T24">Sort</text:span><text:span text:style-name="T46"> </text:span><text:span text:style-name="T24">the</text:span><text:span text:style-name="T46"> </text:span><text:span text:style-name="T24">grid</text:span><text:span text:style-name="T46"> </text:span><text:span text:style-name="T24">on</text:span><text:span text:style-name="T46"> </text:span><text:span text:style-name="T24">the</text:span><text:span text:style-name="T46"> </text:span><text:span text:style-name="T24">current</text:span><text:span text:style-name="T47"> </text:span><text:span text:style-name="T24">active</text:span><text:span text:style-name="T46"> </text:span><text:span text:style-name="T39">column</text:span></text:p></loext:table-cell></loext:table-row><loext:table-row table:style-name="Table2.2"><loext:table-cell table:style-name="Table2.A8" office:value-type="string"><text:p text:style-name="P8"><text:span text:style-name="T33">m</text:span></text:p></loext:table-cell><loext:table-cell table:style-name="Table2.B8" office:value-type="string"><text:p text:style-name="P8"><text:span text:style-name="T24">Open</text:span><text:span text:style-name="T50"> </text:span><text:span text:style-name="T24">the</text:span><text:span text:style-name="T50"> </text:span><text:span text:style-name="T24">menu</text:span><text:span text:style-name="T50"> </text:span><text:span text:style-name="T24">for</text:span><text:span text:style-name="T50"> </text:span><text:span text:style-name="T24">active</text:span><text:span text:style-name="T51"> </text:span><text:span text:style-name="T24">column’s</text:span><text:span text:style-name="T50"> </text:span><text:span text:style-name="T39">assignment</text:span></text:p></loext:table-cell></loext:table-row><loext:table-row table:style-name="Table2.2"><loext:table-cell table:style-name="Table2.A9" office:value-type="string"><text:p text:style-name="P8"><text:span text:style-name="T71">Esc</text:span></text:p></loext:table-cell><loext:table-cell table:style-name="Table2.B9" office:value-type="string"><text:p text:style-name="P8"><text:span text:style-name="T24">Close</text:span><text:span text:style-name="T42"> </text:span><text:span text:style-name="T24">the</text:span><text:span text:style-name="T42"> </text:span><text:span text:style-name="T24">currently</text:span><text:span text:style-name="T42"> </text:span><text:span text:style-name="T24">active</text:span><text:span text:style-name="T42"> </text:span><text:span text:style-name="T24">assignment</text:span><text:span text:style-name="T42"> </text:span><text:span text:style-name="T48">menu</text:span></text:p></loext:table-cell></loext:table-row><loext:table-row table:style-name="Table2.2"><loext:table-cell table:style-name="Table2.A10" office:value-type="string"><text:p text:style-name="P8"><text:span text:style-name="T31">g</text:span></text:p></loext:table-cell><loext:table-cell table:style-name="Table2.B10" office:value-type="string"><text:p text:style-name="P8"><text:span text:style-name="T24">Go</text:span><text:span text:style-name="T47"> </text:span><text:span text:style-name="T24">to</text:span><text:span text:style-name="T64"> </text:span><text:span text:style-name="T24">the</text:span><text:span text:style-name="T64"> </text:span><text:span text:style-name="T24">current</text:span><text:span text:style-name="T64"> </text:span><text:span text:style-name="T24">assignment’s</text:span><text:span text:style-name="T64"> </text:span><text:span text:style-name="T24">detail</text:span><text:span text:style-name="T64"> </text:span><text:span text:style-name="T48">page</text:span></text:p></loext:table-cell></loext:table-row><loext:table-row table:style-name="Table2.2"><loext:table-cell table:style-name="Table2.A11" office:value-type="string"><text:p text:style-name="P8"><text:span text:style-name="T30">c</text:span></text:p></loext:table-cell><loext:table-cell table:style-name="Table2.B11" office:value-type="string"><text:p text:style-name="P8"><text:span text:style-name="T24">Comment</text:span><text:span text:style-name="T50"> </text:span><text:span text:style-name="T24">on</text:span><text:span text:style-name="T50"> </text:span><text:span text:style-name="T24">the</text:span><text:span text:style-name="T50"> </text:span><text:span text:style-name="T24">active</text:span><text:span text:style-name="T50"> </text:span><text:span text:style-name="T39">submission</text:span></text:p></loext:table-cell></loext:table-row><loext:table-row table:style-name="Table2.1"><loext:table-cell table:style-name="Table2.A1" table:number-columns-spanned="2" office:value-type="string"><text:p text:style-name="P9"><text:span text:style-name="T6">Modules</text:span><text:span text:style-name="T17"> </text:span><text:span text:style-name="T6">Index</text:span><text:span text:style-name="T17"> </text:span><text:span text:style-name="T10">Page</text:span></text:p></loext:table-cell><loext:covered-table-cell/></loext:table-row><loext:table-row table:style-name="Table2.2"><loext:table-cell table:style-name="Table2.A13" office:value-type="string"><text:p text:style-name="P8"><text:span text:style-name="T24">Up</text:span><text:span text:style-name="T57"> </text:span><text:span text:style-name="T48">Arrow</text:span></text:p></loext:table-cell><loext:table-cell table:style-name="Table2.B13" office:value-type="string"><text:p text:style-name="P8"><text:span text:style-name="T24">Select</text:span><text:span text:style-name="T57"> </text:span><text:span text:style-name="T24">next</text:span><text:span text:style-name="T69"> </text:span><text:span text:style-name="T24">module</text:span><text:span text:style-name="T57"> </text:span><text:span text:style-name="T24">or</text:span><text:span text:style-name="T69"> </text:span><text:span text:style-name="T24">module</text:span><text:span text:style-name="T57"> </text:span><text:span text:style-name="T48">item</text:span></text:p></loext:table-cell></loext:table-row><loext:table-row table:style-name="Table2.2"><loext:table-cell table:style-name="Table2.A14" office:value-type="string"><text:p text:style-name="P8"><text:span text:style-name="T24">Down</text:span><text:span text:style-name="T36"> </text:span><text:span text:style-name="T48">Arrow</text:span></text:p></loext:table-cell><loext:table-cell table:style-name="Table2.B14" office:value-type="string"><text:p text:style-name="P8"><text:span text:style-name="T24">Select</text:span><text:span text:style-name="T37"> </text:span><text:span text:style-name="T24">previous</text:span><text:span text:style-name="T37"> </text:span><text:span text:style-name="T24">module</text:span><text:span text:style-name="T37"> </text:span><text:span text:style-name="T24">or</text:span><text:span text:style-name="T37"> </text:span><text:span text:style-name="T24">module</text:span><text:span text:style-name="T37"> </text:span><text:span text:style-name="T48">item</text:span></text:p></loext:table-cell></loext:table-row><loext:table-row table:style-name="Table2.15"><loext:table-cell table:style-name="Table2.A15" office:value-type="string"><text:p text:style-name="P8"><text:span text:style-name="T41">Space</text:span></text:p></loext:table-cell><loext:table-cell table:style-name="Table2.B15" office:value-type="string"><text:p text:style-name="P12"><text:span text:style-name="T24">Select item to begin dragging, or drop previously selected item</text:span></text:p></loext:table-cell></loext:table-row><loext:table-row table:style-name="Table2.2"><loext:table-cell table:style-name="Table2.A16" office:value-type="string"><text:p text:style-name="P8"><text:span text:style-name="T23">j</text:span></text:p></loext:table-cell><loext:table-cell table:style-name="Table2.B16" office:value-type="string"><text:p text:style-name="P8"><text:span text:style-name="T24">Next</text:span><text:span text:style-name="T50"> </text:span><text:span text:style-name="T24">module</text:span><text:span text:style-name="T50"> </text:span><text:span text:style-name="T24">or</text:span><text:span text:style-name="T50"> </text:span><text:span text:style-name="T24">module</text:span><text:span text:style-name="T51"> </text:span><text:span text:style-name="T48">item</text:span></text:p></loext:table-cell></loext:table-row><loext:table-row table:style-name="Table2.2"><loext:table-cell table:style-name="Table2.A17" office:value-type="string"><text:p text:style-name="P8"><text:span text:style-name="T25">k</text:span></text:p></loext:table-cell><loext:table-cell table:style-name="Table2.B17" office:value-type="string"><text:p text:style-name="P8"><text:span text:style-name="T24">Previous</text:span><text:span text:style-name="T57"> </text:span><text:span text:style-name="T24">module</text:span><text:span text:style-name="T57"> </text:span><text:span text:style-name="T24">or</text:span><text:span text:style-name="T57"> </text:span><text:span text:style-name="T24">module</text:span><text:span text:style-name="T69"> </text:span><text:span text:style-name="T48">item</text:span></text:p></loext:table-cell></loext:table-row><loext:table-row table:style-name="Table2.2"><loext:table-cell table:style-name="Table2.A18" office:value-type="string"><text:p text:style-name="P8"><text:span text:style-name="T25">e</text:span></text:p></loext:table-cell><loext:table-cell table:style-name="Table2.B18" office:value-type="string"><text:p text:style-name="P8"><text:span text:style-name="T24">Edit</text:span><text:span text:style-name="T47"> </text:span><text:span text:style-name="T24">module</text:span><text:span text:style-name="T64"> </text:span><text:span text:style-name="T24">or</text:span><text:span text:style-name="T47"> </text:span><text:span text:style-name="T24">module</text:span><text:span text:style-name="T64"> </text:span><text:span text:style-name="T48">item</text:span></text:p></loext:table-cell></loext:table-row><loext:table-row table:style-name="Table2.2"><loext:table-cell table:style-name="Table2.A19" office:value-type="string"><text:p text:style-name="P8"><text:span text:style-name="T26">d</text:span></text:p></loext:table-cell><loext:table-cell table:style-name="Table2.B19" office:value-type="string"><text:p text:style-name="P8"><text:span text:style-name="T24">Delete</text:span><text:span text:style-name="T47"> </text:span><text:span text:style-name="T24">current</text:span><text:span text:style-name="T64"> </text:span><text:span text:style-name="T24">module</text:span><text:span text:style-name="T64"> </text:span><text:span text:style-name="T24">or</text:span><text:span text:style-name="T64"> </text:span><text:span text:style-name="T24">module</text:span><text:span text:style-name="T64"> </text:span><text:span text:style-name="T48">item</text:span></text:p></loext:table-cell></loext:table-row><loext:table-row table:style-name="Table2.2"><loext:table-cell table:style-name="Table2.A20" office:value-type="string"><text:p text:style-name="P8"><text:span text:style-name="T34">i</text:span></text:p></loext:table-cell><loext:table-cell table:style-name="Table2.B20" office:value-type="string"><text:p text:style-name="P8"><text:span text:style-name="T24">Increase</text:span><text:span text:style-name="T73"> </text:span><text:span text:style-name="T39">indent</text:span></text:p></loext:table-cell></loext:table-row><loext:table-row table:style-name="Table2.2"><loext:table-cell table:style-name="Table2.A21" office:value-type="string"><text:p text:style-name="P8"><text:span text:style-name="T35">o</text:span></text:p></loext:table-cell><loext:table-cell table:style-name="Table2.B21" office:value-type="string"><text:p text:style-name="P8"><text:span text:style-name="T27">Decrease</text:span><text:span text:style-name="T45"> </text:span><text:span text:style-name="T40">indent</text:span></text:p></loext:table-cell></loext:table-row><loext:table-row table:style-name="Table2.2"><loext:table-cell table:style-name="Table2.A22" office:value-type="string"><text:p text:style-name="P8"><text:span text:style-name="T29">n</text:span></text:p></loext:table-cell><loext:table-cell table:style-name="Table2.B22" office:value-type="string"><text:p text:style-name="P8"><text:span text:style-name="T24">New</text:span><text:span text:style-name="T57"> </text:span><text:span text:style-name="T39">module</text:span></text:p></loext:table-cell></loext:table-row></loext:table><text:p text:style-name="Text_20_body"/><draw:enhanced-geometry draw:type="0"/></draw:custom-shape></text:p>
      </text:section>
      <text:p text:style-name="P6"/>
      <text:p text:style-name="P3"><draw:custom-shape text:anchor-type="as-char" draw:z-index="10" draw:style-name="gr2" draw:text-style-name="P16" svg:width="3.5941in" svg:height="1.9898in"><loext:table table:name="Table3" table:style-name="Table3"><loext:table-column table:style-name="Table3.A"/><loext:table-column table:style-name="Table3.B"/><loext:table-row table:style-name="Table3.1"><loext:table-cell table:style-name="Table3.A1" table:number-columns-spanned="2" office:value-type="string"><text:p text:style-name="P7"><text:span text:style-name="T20">Rich</text:span><text:span text:style-name="T18"> </text:span><text:span text:style-name="T6">Content</text:span><text:span text:style-name="T19"> </text:span><text:span text:style-name="T16">Editor</text:span></text:p></loext:table-cell><loext:covered-table-cell/></loext:table-row><loext:table-row table:style-name="Table3.2"><loext:table-cell table:style-name="Table3.A2" office:value-type="string"><text:p text:style-name="P8"><text:span text:style-name="T40">Alt+F9</text:span></text:p></loext:table-cell><loext:table-cell table:style-name="Table3.B2" office:value-type="string"><text:p text:style-name="P8"><text:span text:style-name="T24">Open</text:span><text:span text:style-name="T56"> </text:span><text:span text:style-name="T24">editor</text:span><text:span text:style-name="T56"> </text:span><text:span text:style-name="T39">menubar</text:span></text:p></loext:table-cell></loext:table-row><loext:table-row table:style-name="Table3.2"><loext:table-cell table:style-name="Table3.A3" office:value-type="string"><text:p text:style-name="P8"><text:span text:style-name="T38">Alt+F10</text:span></text:p></loext:table-cell><loext:table-cell table:style-name="Table3.B3" office:value-type="string"><text:p text:style-name="P8"><text:span text:style-name="T24">Open</text:span><text:span text:style-name="T56"> </text:span><text:span text:style-name="T24">editor</text:span><text:span text:style-name="T56"> </text:span><text:span text:style-name="T39">toolbar</text:span></text:p></loext:table-cell></loext:table-row><loext:table-row table:style-name="Table3.2"><loext:table-cell table:style-name="Table3.A4" office:value-type="string"><text:p text:style-name="P8"><text:span text:style-name="T71">Esc</text:span></text:p></loext:table-cell><loext:table-cell table:style-name="Table3.B4" office:value-type="string"><text:p text:style-name="P8"><text:span text:style-name="T24">Close</text:span><text:span text:style-name="T65"> </text:span><text:span text:style-name="T24">menu/dialog</text:span><text:span text:style-name="T65"> </text:span><text:span text:style-name="T24">or</text:span><text:span text:style-name="T65"> </text:span><text:span text:style-name="T24">return</text:span><text:span text:style-name="T65"> </text:span><text:span text:style-name="T24">to</text:span><text:span text:style-name="T65"> </text:span><text:span text:style-name="T24">editor</text:span><text:span text:style-name="T46"> </text:span><text:span text:style-name="T48">area</text:span></text:p></loext:table-cell></loext:table-row><loext:table-row table:style-name="Table3.2"><loext:table-cell table:style-name="Table3.A5" office:value-type="string"><text:p text:style-name="P8"><text:span text:style-name="T39">Tab/Arrows</text:span></text:p></loext:table-cell><loext:table-cell table:style-name="Table3.B5" office:value-type="string"><text:p text:style-name="P8"><text:span text:style-name="T24">Navigate</text:span><text:span text:style-name="T48"> </text:span><text:span text:style-name="T24">left/right</text:span><text:span text:style-name="T48"> </text:span><text:span text:style-name="T24">through</text:span><text:span text:style-name="T48"> </text:span><text:span text:style-name="T39">menu/toolbar</text:span></text:p></loext:table-cell></loext:table-row><loext:table-row table:style-name="Table3.2"><loext:table-cell table:style-name="Table3.A6" office:value-type="string"><text:p text:style-name="P8"><text:span text:style-name="T39">Alt+F8</text:span></text:p></loext:table-cell><loext:table-cell table:style-name="Table3.B6" office:value-type="string"><text:p text:style-name="P8"><text:span text:style-name="T24">Open</text:span><text:span text:style-name="T42"> </text:span><text:span text:style-name="T24">keyboard</text:span><text:span text:style-name="T42"> </text:span><text:span text:style-name="T24">shortcut</text:span><text:span text:style-name="T42"> </text:span><text:span text:style-name="T24">help</text:span><text:span text:style-name="T42"> </text:span><text:span text:style-name="T39">dialog</text:span></text:p></loext:table-cell></loext:table-row></loext:table><text:p text:style-name="Text_20_body"/><draw:enhanced-geometry draw:type="0"/></draw:custom-shape><text:span text:style-name="T88"><text:tab/></text:span><draw:custom-shape text:anchor-type="as-char" draw:z-index="11" draw:style-name="gr1" draw:text-style-name="P16" svg:width="3.6043in" svg:height="2.6669in"><loext:table table:name="Table4" table:style-name="Table4"><loext:table-column table:style-name="Table4.A"/><loext:table-column table:style-name="Table4.B"/><loext:table-row table:style-name="Table4.1"><loext:table-cell table:style-name="Table4.A1" table:number-columns-spanned="2" office:value-type="string"><text:p text:style-name="P10"><text:span text:style-name="T6">Media</text:span><text:span text:style-name="T16"> Player</text:span></text:p></loext:table-cell><loext:covered-table-cell/></loext:table-row><loext:table-row table:style-name="Table4.2"><loext:table-cell table:style-name="Table4.A2" office:value-type="string"><text:p text:style-name="P11"><text:span text:style-name="T41">Space</text:span></text:p></loext:table-cell><loext:table-cell table:style-name="Table4.B2" office:value-type="string"><text:p text:style-name="P11"><text:span text:style-name="T24">Play/Pause</text:span><text:span text:style-name="T59"> </text:span><text:span text:style-name="T39">media</text:span></text:p></loext:table-cell></loext:table-row><loext:table-row table:style-name="Table4.2"><loext:table-cell table:style-name="Table4.A3" office:value-type="string"><text:p text:style-name="P11"><text:span text:style-name="T24">Up</text:span><text:span text:style-name="T57"> </text:span><text:span text:style-name="T39">Arrow</text:span></text:p></loext:table-cell><loext:table-cell table:style-name="Table4.B3" office:value-type="string"><text:p text:style-name="P11"><text:span text:style-name="T24">Raise</text:span><text:span text:style-name="T50"> </text:span><text:span text:style-name="T24">Volume</text:span><text:span text:style-name="T51"> </text:span><text:span text:style-name="T24">by</text:span><text:span text:style-name="T51"> </text:span><text:span text:style-name="T24">10%</text:span><text:span text:style-name="T50"> </text:span><text:span text:style-name="T39">increment</text:span></text:p></loext:table-cell></loext:table-row><loext:table-row table:style-name="Table4.2"><loext:table-cell table:style-name="Table4.A4" office:value-type="string"><text:p text:style-name="P11"><text:span text:style-name="T24">Down</text:span><text:span text:style-name="T36"> </text:span><text:span text:style-name="T48">Arrow</text:span></text:p></loext:table-cell><loext:table-cell table:style-name="Table4.B4" office:value-type="string"><text:p text:style-name="P11"><text:span text:style-name="T24">Lower</text:span><text:span text:style-name="T46"> </text:span><text:span text:style-name="T24">Volume</text:span><text:span text:style-name="T46"> </text:span><text:span text:style-name="T24">by</text:span><text:span text:style-name="T46"> </text:span><text:span text:style-name="T24">10%</text:span><text:span text:style-name="T46"> </text:span><text:span text:style-name="T39">increment</text:span></text:p></loext:table-cell></loext:table-row><loext:table-row table:style-name="Table4.2"><loext:table-cell table:style-name="Table4.A5" office:value-type="string"><text:p text:style-name="P11"><text:span text:style-name="T24">Left</text:span><text:span text:style-name="T65"> </text:span><text:span text:style-name="T39">Arrow</text:span></text:p></loext:table-cell><loext:table-cell table:style-name="Table4.B5" office:value-type="string"><text:p text:style-name="P11"><text:span text:style-name="T27">Jump</text:span><text:span text:style-name="T72"> </text:span><text:span text:style-name="T27">backwards</text:span><text:span text:style-name="T63"> </text:span><text:span text:style-name="T27">by</text:span><text:span text:style-name="T63"> </text:span><text:span text:style-name="T27">5%</text:span><text:span text:style-name="T63"> </text:span><text:span text:style-name="T40">increment</text:span></text:p></loext:table-cell></loext:table-row><loext:table-row table:style-name="Table4.2"><loext:table-cell table:style-name="Table4.A6" office:value-type="string"><text:p text:style-name="P11"><text:span text:style-name="T24">Right</text:span><text:span text:style-name="T69"> </text:span><text:span text:style-name="T39">Arrow</text:span></text:p></loext:table-cell><loext:table-cell table:style-name="Table4.B6" office:value-type="string"><text:p text:style-name="P11"><text:span text:style-name="T24">Skip</text:span><text:span text:style-name="T69"> </text:span><text:span text:style-name="T24">forwards</text:span><text:span text:style-name="T69"> </text:span><text:span text:style-name="T24">by</text:span><text:span text:style-name="T69"> </text:span><text:span text:style-name="T24">5%</text:span><text:span text:style-name="T36"> </text:span><text:span text:style-name="T39">increment</text:span></text:p></loext:table-cell></loext:table-row><loext:table-row table:style-name="Table4.2"><loext:table-cell table:style-name="Table4.A7" office:value-type="string"><text:p text:style-name="P11"><text:span text:style-name="T28">f</text:span></text:p></loext:table-cell><loext:table-cell table:style-name="Table4.B7" office:value-type="string"><text:p text:style-name="P11"><text:span text:style-name="T24">Activate/deactivate</text:span><text:span text:style-name="T65"> </text:span><text:span text:style-name="T39">fullscreen</text:span></text:p></loext:table-cell></loext:table-row><loext:table-row table:style-name="Table4.2"><loext:table-cell table:style-name="Table4.A8" office:value-type="string"><text:p text:style-name="P11"><text:span text:style-name="T33">m</text:span></text:p></loext:table-cell><loext:table-cell table:style-name="Table4.B8" office:value-type="string"><text:p text:style-name="P11"><text:span text:style-name="T22">Mute/Unmute</text:span><text:span text:style-name="T74"> </text:span><text:span text:style-name="T22">playback</text:span><text:span text:style-name="T75"> </text:span><text:span text:style-name="T38">audio</text:span></text:p></loext:table-cell></loext:table-row></loext:table><text:p text:style-name="Text_20_body"/><draw:enhanced-geometry draw:type="0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name-complex="Calibri1" style:font-family-complex="Calibri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itle" style:family="paragraph" style:parent-style-name="Standard" style:class="chapter">
      <style:paragraph-properties fo:margin-left="0.0138in" fo:margin-right="0in" fo:margin-top="0.0091in" fo:margin-bottom="0in" style:contextual-spacing="false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0673in" fo:margin-right="0in" fo:margin-top="0.0783in" fo:margin-bottom="0in" style:contextual-spacing="fals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fo:font-style="normal" style:font-size-asian="10pt" style:font-style-asian="normal"/>
    </style:style>
    <style:style style:name="MP2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3" style:family="paragraph" style:parent-style-name="Frame_20_contents">
      <style:paragraph-properties fo:margin-left="0.0138in" fo:margin-right="0in" fo:margin-top="0.0098in" fo:margin-bottom="0in" style:contextual-spacing="false" fo:text-align="start" style:justify-single-word="false" fo:text-indent="0in" style:auto-text-indent="false"/>
    </style:style>
    <style:style style:name="MP4" style:family="paragraph">
      <loext:graphic-properties draw:fill="none"/>
    </style:style>
    <style:style style:name="MT1" style:family="text">
      <style:text-properties fo:font-size="11pt" style:font-size-asian="11pt" style:text-scale="110%"/>
    </style:style>
    <style:style style:name="MT2" style:family="text">
      <style:text-properties fo:font-size="11pt" fo:letter-spacing="0.0043in" style:font-size-asian="11pt" style:text-scale="110%"/>
    </style:style>
    <style:style style:name="MT3" style:family="text">
      <style:text-properties fo:font-size="11pt" fo:letter-spacing="-0.0016in" style:font-size-asian="11pt" style:text-scale="105%"/>
    </style:style>
    <style:style style:name="MT4" style:family="text">
      <style:text-properties fo:color="#999999" loext:opacity="100%" fo:font-size="9pt" style:font-size-asian="9pt"/>
    </style:style>
    <style:style style:name="MT5" style:family="text">
      <style:text-properties fo:color="#999999" loext:opacity="100%" fo:font-size="9pt" fo:letter-spacing="0.0209in" style:font-size-asian="9pt"/>
    </style:style>
    <style:style style:name="MT6" style:family="text">
      <style:text-properties fo:color="#999999" loext:opacity="100%" fo:font-size="9pt" fo:letter-spacing="0.0217in" style:font-size-asian="9pt"/>
    </style:style>
    <style:style style:name="MT7" style:family="text">
      <style:text-properties fo:color="#999999" loext:opacity="100%" fo:font-size="9pt" style:font-size-asian="9pt" style:text-scale="85%"/>
    </style:style>
    <style:style style:name="MT8" style:family="text">
      <style:text-properties fo:color="#999999" loext:opacity="100%" fo:font-size="9pt" fo:letter-spacing="-0.0035in" style:font-size-asian="9pt"/>
    </style:style>
    <style:style style:name="MT9" style:family="text">
      <style:text-properties fo:color="#999999" loext:opacity="100%" fo:font-size="9pt" style:font-size-asian="9pt" style:text-scale="115%"/>
    </style:style>
    <style:style style:name="MT10" style:family="text">
      <style:text-properties fo:color="#999999" loext:opacity="100%" fo:font-size="9pt" fo:letter-spacing="-0.0035in" style:font-size-asian="9pt" style:text-scale="115%"/>
    </style:style>
    <style:style style:name="MT11" style:family="text">
      <style:text-properties fo:color="#999999" loext:opacity="100%" fo:font-size="9pt" fo:letter-spacing="-0.0071in" style:font-size-asian="9pt" style:text-scale="115%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3709in" fo:min-width="5.010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3307in" fo:min-width="1.1654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2953in" fo:min-width="0.77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draw:textarea-vertical-align="top" draw:auto-grow-height="false" fo:min-height="0.3709in" fo:min-width="4.3453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228in" fo:margin-bottom="0.289in" fo:margin-left="0.416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54in" fo:margin-left="0in" fo:margin-right="0in" fo:margin-bottom="0.5957in" style:dynamic-spacing="true"/>
      </style:header-style>
      <style:footer-style>
        <style:header-footer-properties fo:min-height="0.128in" fo:margin-left="0in" fo:margin-right="0in" fo:margin-top="0.088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583in" fo:margin-bottom="0.4165in" fo:margin-left="0.4165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228in" fo:margin-bottom="0.289in" fo:margin-left="0.4165in" fo:margin-right="0.472in" style:writing-mode="lr-tb" style:layout-grid-color="#c0c0c0" style:layout-grid-lines="244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354in" fo:margin-left="0in" fo:margin-right="0in" fo:margin-bottom="0.5957in" style:dynamic-spacing="true"/>
      </style:header-style>
      <style:footer-style>
        <style:header-footer-properties fo:min-height="0.128in" fo:margin-left="0in" fo:margin-right="0in" fo:margin-top="0.088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0.4165in" svg:y="0.3228in" svg:width="1.7811in" svg:height="0.4165in" draw:z-index="0"><draw:image xlink:href="Pictures/10000001000006400000017AA686DA91CCADA471.png" xlink:type="simple" xlink:show="embed" xlink:actuate="onLoad" draw:mime-type="image/png"/><svg:desc>Canvas </svg:desc></draw:frame><draw:frame draw:style-name="Mfr2" text:anchor-type="char" svg:x="6.0693in" svg:y="0.4291in" svg:width="1.8791in" svg:height="0.2138in" draw:z-index="1"><draw:text-box><text:p text:style-name="MP2"><text:span text:style-name="MT1">Canvas</text:span><text:span text:style-name="MT2"> </text:span><text:span text:style-name="MT1">Keyboard</text:span><text:span text:style-name="MT2"> </text:span><text:span text:style-name="MT3">Shortcuts</text:span></text:p></draw:text-box></draw:frame><draw:custom-shape text:anchor-type="char" draw:z-index="2" draw:style-name="Mgr1" draw:text-style-name="MP4" svg:width="5.0106in" svg:height="0.3713in" svg:x="0.0693in" svg:y="10.2354in"><text:p text:style-name="MP3"><text:span text:style-name="MT4">©</text:span><text:span text:style-name="MT5"> </text:span><text:span text:style-name="MT4">Canvas</text:span><text:span text:style-name="MT5"> </text:span><text:span text:style-name="MT4">2018</text:span><text:span text:style-name="MT6"> </text:span><text:span text:style-name="MT7">|</text:span><text:span text:style-name="MT5"> </text:span><text:a xlink:type="simple" xlink:href="https://guides.canvaslms.com/" text:style-name="Default_20_Style" text:visited-style-name="Default_20_Style"><text:span text:style-name="MT4">guides.canvaslms.com</text:span></text:a><text:a xlink:type="simple" xlink:href="https://guides.canvaslms.com/" text:style-name="Default_20_Style" text:visited-style-name="Default_20_Style"><text:span text:style-name="MT6"> </text:span></text:a><text:span text:style-name="MT7">|</text:span><text:span text:style-name="MT5"> </text:span><text:span text:style-name="MT4">updated</text:span><text:span text:style-name="MT6"> </text:span><text:span text:style-name="MT4">2017-07-</text:span><text:span text:style-name="MT8">15</text:span></text:p><draw:enhanced-geometry draw:type="0"/></draw:custom-shape><draw:custom-shape text:anchor-type="char" draw:z-index="3" draw:style-name="Mgr2" draw:text-style-name="MP4" svg:width="1.1657in" svg:height="0.3307in" svg:x="6.3937in" svg:y="10.2354in"><text:p text:style-name="MP3"><text:span text:style-name="MT9">Page</text:span><text:span text:style-name="MT10"> </text:span><text:span text:style-name="MT11"><text:page-number text:select-page="current">1</text:page-number></text:span></text:p><draw:enhanced-geometry draw:type="0"/></draw:custom-shape></text:p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text:anchor-type="char" svg:x="0.4165in" svg:y="0.3228in" svg:width="1.7811in" svg:height="0.4165in" draw:z-index="10"><draw:image xlink:href="Pictures/10000001000006400000017AA686DA91CCADA471.png" xlink:type="simple" xlink:show="embed" xlink:actuate="onLoad" draw:mime-type="image/png"/><svg:desc>Canvas </svg:desc></draw:frame><draw:frame draw:style-name="Mfr2" text:anchor-type="char" svg:x="6.0693in" svg:y="0.4291in" svg:width="1.8791in" svg:height="0.2138in" draw:z-index="11"><draw:text-box><text:p text:style-name="MP2"><text:span text:style-name="MT1">Canvas</text:span><text:span text:style-name="MT2"> </text:span><text:span text:style-name="MT1">Keyboard</text:span><text:span text:style-name="MT2"> </text:span><text:span text:style-name="MT3">Shortcuts</text:span></text:p></draw:text-box></draw:frame><draw:custom-shape text:anchor-type="char" draw:z-index="9" draw:style-name="Mgr3" draw:text-style-name="MP4" svg:width="0.778in" svg:height="0.2953in" svg:x="6.7811in" svg:y="10.2354in"><text:p text:style-name="MP3"><text:span text:style-name="MT9">Page</text:span><text:span text:style-name="MT10"> </text:span><text:span text:style-name="MT11"><text:page-number text:select-page="current">2</text:page-number></text:span></text:p><draw:enhanced-geometry draw:type="0"/></draw:custom-shape><draw:custom-shape text:anchor-type="char" draw:z-index="8" draw:style-name="Mgr4" draw:text-style-name="MP4" svg:width="4.3453in" svg:height="0.3713in" svg:x="0.0693in" svg:y="10.2354in"><text:p text:style-name="MP3"><text:span text:style-name="MT4">©</text:span><text:span text:style-name="MT5"> </text:span><text:span text:style-name="MT4">Canvas</text:span><text:span text:style-name="MT5"> </text:span><text:span text:style-name="MT4">2018</text:span><text:span text:style-name="MT6"> </text:span><text:span text:style-name="MT7">|</text:span><text:span text:style-name="MT5"> </text:span><text:a xlink:type="simple" xlink:href="https://guides.canvaslms.com/" text:style-name="Default_20_Style" text:visited-style-name="Default_20_Style"><text:span text:style-name="MT4">guides.canvaslms.com</text:span></text:a><text:a xlink:type="simple" xlink:href="https://guides.canvaslms.com/" text:style-name="Default_20_Style" text:visited-style-name="Default_20_Style"><text:span text:style-name="MT6"> </text:span></text:a><text:span text:style-name="MT7">|</text:span><text:span text:style-name="MT5"> </text:span><text:span text:style-name="MT4">updated</text:span><text:span text:style-name="MT6"> </text:span><text:span text:style-name="MT4">2017-07-</text:span><text:span text:style-name="MT8">15</text:span></text:p><draw:enhanced-geometry draw:type="0"/></draw:custom-shap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4:01:17</meta:creation-date>
    <dc:date>2022-03-25T17:20:00.695000000</dc:date>
    <meta:editing-duration>PT1M</meta:editing-duration>
    <meta:generator>LibreOffice/7.3.1.3$Windows_X86_64 LibreOffice_project/a69ca51ded25f3eefd52d7bf9a5fad8c90b87951</meta:generator>
    <meta:editing-cycles>1</meta:editing-cycles>
    <meta:document-statistic meta:table-count="4" meta:image-count="2" meta:object-count="0" meta:page-count="2" meta:paragraph-count="120" meta:word-count="394" meta:character-count="2220" meta:non-whitespace-character-count="1944"/>
    <meta:user-defined meta:name="AppVersion">12.0000</meta:user-defined>
    <meta:user-defined meta:name="Created" meta:value-type="date">2022-03-25T00:00:00</meta:user-defined>
    <meta:user-defined meta:name="LastSaved" meta:value-type="date">2022-03-25T00:00:00</meta:user-defined>
    <meta:template xlink:type="simple" xlink:actuate="onRequest" xlink:title="Normal" xlink:href=""/>
  </office:meta>
</office:document-meta>
</file>